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1" svg:font-family="Courier"/>
    <style:font-face style:name="Courier" svg:font-family="Courier"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000000" draw:stroke-linejoin="miter" svg:stroke-linecap="square" draw:fill="solid" draw:fill-color="#ffffff" fo:padding-top="0.017cm" fo:padding-bottom="0.017cm" fo:padding-left="0.017cm" fo:padding-right="0.017cm"/>
    </style:style>
    <style:style style:name="gr2"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solid" svg:stroke-width="0.024cm" svg:stroke-color="#000000" draw:stroke-linejoin="miter" svg:stroke-linecap="square" draw:fill="none" fo:padding-top="0.012cm" fo:padding-bottom="0.012cm" fo:padding-left="0.012cm" fo:padding-right="0.012cm"/>
    </style:style>
    <style:style style:name="gr5" style:family="graphic" style:parent-style-name="standard">
      <style:graphic-properties draw:stroke="solid" svg:stroke-width="0.035cm" svg:stroke-color="#ffffff" draw:stroke-linejoin="miter" svg:stroke-linecap="square" draw:fill="solid" draw:fill-color="#ffffff" fo:padding-top="0.017cm" fo:padding-bottom="0.017cm" fo:padding-left="0.017cm" fo:padding-right="0.017cm"/>
    </style:style>
    <style:style style:name="gr6" style:family="graphic" style:parent-style-name="standard">
      <style:graphic-properties draw:stroke="dash" draw:stroke-dash="stroke-dash22" svg:stroke-width="0.035cm" svg:stroke-color="#000000" svg:stroke-opacity="0%" draw:stroke-linejoin="miter" svg:stroke-linecap="butt" draw:fill="solid" draw:fill-color="#ffffff" draw:opacity="0%" fo:padding-top="0.017cm" fo:padding-bottom="0.017cm" fo:padding-left="0.017cm" fo:padding-right="0.017cm"/>
    </style:style>
    <style:style style:name="gr7" style:family="graphic" style:parent-style-name="standard">
      <style:graphic-properties draw:stroke="solid" svg:stroke-width="0.035cm" svg:stroke-color="#000000" svg:stroke-opacity="0%" draw:stroke-linejoin="miter" svg:stroke-linecap="square" draw:fill="none" fo:padding-top="0.017cm" fo:padding-bottom="0.017cm" fo:padding-left="0.017cm" fo:padding-right="0.017cm"/>
    </style:style>
    <style:style style:name="gr8" style:family="graphic" style:parent-style-name="standard">
      <style:graphic-properties draw:stroke="dash" draw:stroke-dash="stroke-dash22" svg:stroke-width="0.035cm" svg:stroke-color="#000000" draw:stroke-linejoin="miter" svg:stroke-linecap="butt" draw:fill="none" fo:padding-top="0.017cm" fo:padding-bottom="0.017cm" fo:padding-left="0.017cm" fo:padding-right="0.017cm"/>
    </style:style>
    <style:style style:name="gr9" style:family="graphic" style:parent-style-name="objectwithoutfill">
      <style:graphic-properties svg:stroke-color="#000000" draw:fill="solid" draw:fill-color="#729fcf" draw:textarea-horizontal-align="center" draw:textarea-vertical-align="middle"/>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4pt" style:font-size-asian="14pt" style:font-size-complex="14pt"/>
    </style:style>
    <style:style style:name="P4" style:family="paragraph">
      <loext:graphic-properties draw:fill="none"/>
    </style:style>
    <style:style style:name="P5" style:family="paragraph">
      <loext:graphic-properties draw:fill="solid" draw:fill-color="#ffffff" draw:opacity="0%"/>
    </style:style>
    <style:style style:name="P6" style:family="paragraph">
      <loext:graphic-properties draw:fill="solid" draw:fill-color="#729fcf"/>
      <style:paragraph-properties fo:text-align="center"/>
    </style:style>
    <style:style style:name="T1" style:family="text">
      <style:text-properties fo:color="#000000" style:font-name="Courier1" fo:font-size="14pt" fo:font-weight="bold" style:font-size-asian="14pt" style:font-name-complex="Courier1" style:font-size-complex="14pt" style:font-weight-complex="bold"/>
    </style:style>
    <style:style style:name="T2" style:family="text">
      <style:text-properties fo:color="#000000" style:font-name="Courier1" fo:font-size="14pt" style:font-size-asian="14pt" style:font-name-complex="Courier1" style:font-size-complex="14pt"/>
    </style:style>
    <style:style style:name="T3" style:family="text">
      <style:text-properties fo:color="#000000" style:font-name="Courier1" fo:font-size="14pt" fo:font-style="italic" fo:font-weight="bold" style:font-size-asian="14pt" style:font-name-complex="Courier1" style:font-size-complex="1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28cm" svg:height="0.652cm" svg:x="61.4cm" svg:y="30.709cm" svg:viewBox="0 0 3829 653" draw:points="0,0 3829,0 3829,653 0,653">
          <text:p/>
        </draw:polygon>
        <draw:polygon draw:style-name="gr1" draw:text-style-name="P1" draw:layer="layout" svg:width="18.292cm" svg:height="1.358cm" svg:x="62.106cm" svg:y="14.834cm" svg:viewBox="0 0 18293 1359" draw:points="0,0 18293,0 18293,1359 0,1359">
          <text:p/>
        </draw:polygon>
        <draw:frame draw:style-name="gr2" draw:text-style-name="P3" draw:layer="layout" svg:width="2.669cm" svg:height="0.497cm" svg:x="62.054cm" svg:y="30.946cm">
          <draw:text-box>
            <text:p text:style-name="P2"><text:span text:style-name="T1">StackPane</text:span></text:p>
          </draw:text-box>
        </draw:frame>
        <draw:line draw:style-name="gr3" draw:text-style-name="P4" draw:layer="layout" svg:x1="62.124cm" svg:y1="15.58cm" svg:x2="80.398cm" svg:y2="15.58cm">
          <text:p/>
        </draw:line>
        <draw:frame draw:style-name="gr2" draw:text-style-name="P3" draw:layer="layout" svg:width="14.226cm" svg:height="0.497cm" svg:x="64.488cm" svg:y="15.071cm">
          <draw:text-box>
            <text:p text:style-name="P2"><text:span text:style-name="T1">edu.ou.cs2334.project5.views.clues::ClueItemView</text:span></text:p>
          </draw:text-box>
        </draw:frame>
        <draw:polygon draw:style-name="gr1" draw:text-style-name="P1" draw:layer="layout" svg:width="4.18cm" svg:height="0.653cm" svg:x="33.531cm" svg:y="8.131cm" svg:viewBox="0 0 4181 654" draw:points="0,0 4181,0 4181,654 0,654">
          <text:p/>
        </draw:polygon>
        <draw:frame draw:style-name="gr2" draw:text-style-name="P3" draw:layer="layout" svg:width="12.744cm" svg:height="0.497cm" svg:x="62.265cm" svg:y="15.728cm">
          <draw:text-box>
            <text:p text:style-name="P2"><text:span text:style-name="T2">&lt;continue reading the README for more info&gt;</text:span></text:p>
          </draw:text-box>
        </draw:frame>
        <draw:polygon draw:style-name="gr1" draw:text-style-name="P1" draw:layer="layout" svg:width="16.175cm" svg:height="1.359cm" svg:x="63.164cm" svg:y="23.3cm" svg:viewBox="0 0 16176 1360" draw:points="0,0 16176,0 16176,1360 0,1360">
          <text:p/>
        </draw:polygon>
        <draw:frame draw:style-name="gr2" draw:text-style-name="P3" draw:layer="layout" svg:width="3.262cm" svg:height="0.497cm" svg:x="34.078cm" svg:y="8.368cm">
          <draw:text-box>
            <text:p text:style-name="P2"><text:span text:style-name="T1">Application</text:span></text:p>
          </draw:text-box>
        </draw:frame>
        <draw:line draw:style-name="gr3" draw:text-style-name="P4" draw:layer="layout" svg:x1="63.182cm" svg:y1="24.046cm" svg:x2="79.339cm" svg:y2="24.046cm">
          <text:p/>
        </draw:line>
        <draw:frame draw:style-name="gr2" draw:text-style-name="P3" draw:layer="layout" svg:width="15.411cm" svg:height="0.497cm" svg:x="63.923cm" svg:y="23.537cm">
          <draw:text-box>
            <text:p text:style-name="P2"><text:span text:style-name="T1">edu.ou.cs2334.project5.views.clues::VerticalClueView</text:span></text:p>
          </draw:text-box>
        </draw:frame>
        <draw:polygon draw:style-name="gr1" draw:text-style-name="P1" draw:layer="layout" svg:width="16.175cm" svg:height="1.358cm" svg:x="63.164cm" svg:y="17.656cm" svg:viewBox="0 0 16176 1359" draw:points="0,0 16176,0 16176,1359 0,1359">
          <text:p/>
        </draw:polygon>
        <draw:frame draw:style-name="gr2" draw:text-style-name="P3" draw:layer="layout" svg:width="12.744cm" svg:height="0.497cm" svg:x="63.324cm" svg:y="24.195cm">
          <draw:text-box>
            <text:p text:style-name="P2"><text:span text:style-name="T2">&lt;continue reading the README for more info&gt;</text:span></text:p>
          </draw:text-box>
        </draw:frame>
        <draw:line draw:style-name="gr3" draw:text-style-name="P4" draw:layer="layout" svg:x1="63.182cm" svg:y1="18.402cm" svg:x2="79.339cm" svg:y2="18.402cm">
          <text:p/>
        </draw:line>
        <draw:frame draw:style-name="gr2" draw:text-style-name="P3" draw:layer="layout" svg:width="16.004cm" svg:height="0.497cm" svg:x="63.641cm" svg:y="17.893cm">
          <draw:text-box>
            <text:p text:style-name="P2"><text:span text:style-name="T1">edu.ou.cs2334.project5.views.clues::HorizontalClueView</text:span></text:p>
          </draw:text-box>
        </draw:frame>
        <draw:polygon draw:style-name="gr1" draw:text-style-name="P1" draw:layer="layout" svg:width="18.292cm" svg:height="1.358cm" svg:x="62.106cm" svg:y="20.478cm" svg:viewBox="0 0 18293 1359" draw:points="0,0 18293,0 18293,1359 0,1359">
          <text:p/>
        </draw:polygon>
        <draw:frame draw:style-name="gr2" draw:text-style-name="P3" draw:layer="layout" svg:width="12.744cm" svg:height="0.497cm" svg:x="63.324cm" svg:y="18.55cm">
          <draw:text-box>
            <text:p text:style-name="P2"><text:span text:style-name="T2">&lt;continue reading the README for more info&gt;</text:span></text:p>
          </draw:text-box>
        </draw:frame>
        <draw:line draw:style-name="gr3" draw:text-style-name="P4" draw:layer="layout" svg:x1="62.124cm" svg:y1="21.224cm" svg:x2="80.398cm" svg:y2="21.224cm">
          <text:p/>
        </draw:line>
        <draw:frame draw:style-name="gr2" draw:text-style-name="P3" draw:layer="layout" svg:width="17.782cm" svg:height="0.497cm" svg:x="62.794cm" svg:y="20.715cm">
          <draw:text-box>
            <text:p text:style-name="P2"><text:span text:style-name="T3">edu.ou.cs2334.project5.views.clues::AbstractOrientedClueView</text:span></text:p>
          </draw:text-box>
        </draw:frame>
        <draw:polygon draw:style-name="gr1" draw:text-style-name="P1" draw:layer="layout" svg:width="3.828cm" svg:height="0.653cm" svg:x="58.931cm" svg:y="19.067cm" svg:viewBox="0 0 3829 654" draw:points="0,0 3829,0 3829,654 0,654">
          <text:p/>
        </draw:polygon>
        <draw:frame draw:style-name="gr2" draw:text-style-name="P3" draw:layer="layout" svg:width="12.744cm" svg:height="0.497cm" svg:x="62.265cm" svg:y="21.373cm">
          <draw:text-box>
            <text:p text:style-name="P2"><text:span text:style-name="T2">&lt;continue reading the README for more info&gt;</text:span></text:p>
          </draw:text-box>
        </draw:frame>
        <draw:polygon draw:style-name="gr1" draw:text-style-name="P1" draw:layer="layout" svg:width="3.827cm" svg:height="0.652cm" svg:x="14.834cm" svg:y="31.062cm" svg:viewBox="0 0 3828 653" draw:points="0,0 3828,0 3828,653 0,653">
          <text:p/>
        </draw:polygon>
        <draw:frame draw:style-name="gr2" draw:text-style-name="P3" draw:layer="layout" svg:width="2.373cm" svg:height="0.497cm" svg:x="59.725cm" svg:y="19.304cm">
          <draw:text-box>
            <text:p text:style-name="P2"><text:span text:style-name="T1">FlowPane</text:span></text:p>
          </draw:text-box>
        </draw:frame>
        <draw:polygon draw:style-name="gr1" draw:text-style-name="P1" draw:layer="layout" svg:width="3.827cm" svg:height="0.652cm" svg:x="33.884cm" svg:y="15.187cm" svg:viewBox="0 0 3828 653" draw:points="0,0 3828,0 3828,653 0,653">
          <text:p/>
        </draw:polygon>
        <draw:frame draw:style-name="gr2" draw:text-style-name="P3" draw:layer="layout" svg:width="2.373cm" svg:height="0.497cm" svg:x="15.628cm" svg:y="31.298cm">
          <draw:text-box>
            <text:p text:style-name="P2"><text:span text:style-name="T1">GridPane</text:span></text:p>
          </draw:text-box>
        </draw:frame>
        <draw:polygon draw:style-name="gr1" draw:text-style-name="P1" draw:layer="layout" svg:width="16.175cm" svg:height="4.534cm" svg:x="42.35cm" svg:y="23.3cm" svg:viewBox="0 0 16176 4535" draw:points="0,0 16176,0 16176,4535 0,4535">
          <text:p/>
        </draw:polygon>
        <draw:frame draw:style-name="gr2" draw:text-style-name="P3" draw:layer="layout" svg:width="2.965cm" svg:height="0.497cm" svg:x="34.396cm" svg:y="15.423cm">
          <draw:text-box>
            <text:p text:style-name="P2"><text:span text:style-name="T1">BorderPane</text:span></text:p>
          </draw:text-box>
        </draw:frame>
        <draw:line draw:style-name="gr3" draw:text-style-name="P4" draw:layer="layout" svg:x1="42.368cm" svg:y1="24.046cm" svg:x2="58.525cm" svg:y2="24.046cm">
          <text:p/>
        </draw:line>
        <draw:frame draw:style-name="gr2" draw:text-style-name="P3" draw:layer="layout" svg:width="14.226cm" svg:height="0.497cm" svg:x="43.674cm" svg:y="23.537cm">
          <draw:text-box>
            <text:p text:style-name="P2"><text:span text:style-name="T1">edu.ou.cs2334.project5.views.c</text:span><text:span text:style-name="T1">lues::TopCluesView</text:span></text:p>
          </draw:text-box>
        </draw:frame>
        <draw:line draw:style-name="gr4" draw:text-style-name="P4" draw:layer="layout" svg:x1="42.509cm" svg:y1="24.517cm" svg:x2="54.068cm" svg:y2="24.517cm">
          <text:p/>
        </draw:line>
        <draw:line draw:style-name="gr3" draw:text-style-name="P4" draw:layer="layout" svg:x1="42.368cm" svg:y1="24.704cm" svg:x2="58.525cm" svg:y2="24.704cm">
          <text:p/>
        </draw:line>
        <draw:frame draw:style-name="gr2" draw:text-style-name="P3" draw:layer="layout" svg:width="11.559cm" svg:height="0.497cm" svg:x="42.51cm" svg:y="24.195cm">
          <draw:text-box>
            <text:p text:style-name="P2"><text:span text:style-name="T2">-STYLE_CLASS = "top-clues-view": String</text:span></text:p>
          </draw:text-box>
        </draw:frame>
        <draw:frame draw:style-name="gr2" draw:text-style-name="P3" draw:layer="layout" svg:width="9.485cm" svg:height="0.497cm" svg:x="42.51cm" svg:y="24.852cm">
          <draw:text-box>
            <text:p text:style-name="P2"><text:span text:style-name="T2">+TopCluesView(int[][] </text:span><text:span text:style-name="T2">colClues, </text:span></text:p>
          </draw:text-box>
        </draw:frame>
        <draw:frame draw:style-name="gr2" draw:text-style-name="P3" draw:layer="layout" svg:width="8.892cm" svg:height="0.497cm" svg:x="42.51cm" svg:y="25.334cm">
          <draw:text-box>
            <text:p text:style-name="P2"><text:span text:style-name="T2"><text:s text:c="14"/></text:span><text:span text:style-name="T2">int cellLength, </text:span></text:p>
          </draw:text-box>
        </draw:frame>
        <draw:frame draw:style-name="gr2" draw:text-style-name="P3" draw:layer="layout" svg:width="7.411cm" svg:height="0.497cm" svg:x="42.51cm" svg:y="25.815cm">
          <draw:text-box>
            <text:p text:style-name="P2"><text:span text:style-name="T2"><text:s text:c="9"/></text:span><text:span text:style-name="T2"><text:s text:c="5"/></text:span><text:span text:style-name="T2">int </text:span><text:span text:style-name="T2">height)</text:span></text:p>
          </draw:text-box>
        </draw:frame>
        <draw:frame draw:style-name="gr2" draw:text-style-name="P3" draw:layer="layout" svg:width="6.521cm" svg:height="0.497cm" svg:x="42.51cm" svg:y="26.296cm">
          <draw:text-box>
            <text:p text:style-name="P2"><text:span text:style-name="T2">#makeClue(int[] clue, </text:span></text:p>
          </draw:text-box>
        </draw:frame>
        <draw:frame draw:style-name="gr2" draw:text-style-name="P3" draw:layer="layout" svg:width="7.706cm" svg:height="0.497cm" svg:x="42.51cm" svg:y="26.777cm">
          <draw:text-box>
            <text:p text:style-name="P2"><text:span text:style-name="T2"><text:s text:c="10"/></text:span><text:span text:style-name="T2">int cellLength, </text:span></text:p>
          </draw:text-box>
        </draw:frame>
        <draw:polygon draw:style-name="gr1" draw:text-style-name="P1" draw:layer="layout" svg:width="16.175cm" svg:height="4.533cm" svg:x="42.35cm" svg:y="14.481cm" svg:viewBox="0 0 16176 4534" draw:points="0,0 16176,0 16176,4534 0,4534">
          <text:p/>
        </draw:polygon>
        <draw:frame draw:style-name="gr2" draw:text-style-name="P3" draw:layer="layout" svg:width="15.707cm" svg:height="0.497cm" svg:x="42.51cm" svg:y="27.258cm">
          <draw:text-box>
            <text:p text:style-name="P2"><text:span text:style-name="T2"><text:s text:c="10"/></text:span><text:span text:style-name="T2">int numClueUnits): </text:span><text:span text:style-name="T2">AbstractOrientedClueView</text:span></text:p>
          </draw:text-box>
        </draw:frame>
        <draw:line draw:style-name="gr3" draw:text-style-name="P4" draw:layer="layout" svg:x1="42.368cm" svg:y1="15.227cm" svg:x2="58.525cm" svg:y2="15.227cm">
          <text:p/>
        </draw:line>
        <draw:frame draw:style-name="gr2" draw:text-style-name="P3" draw:layer="layout" svg:width="14.522cm" svg:height="0.497cm" svg:x="43.533cm" svg:y="14.718cm">
          <draw:text-box>
            <text:p text:style-name="P2"><text:span text:style-name="T1">edu.ou.cs2334.project5.views.clues::LeftClue</text:span><text:span text:style-name="T1">sView</text:span></text:p>
          </draw:text-box>
        </draw:frame>
        <draw:line draw:style-name="gr4" draw:text-style-name="P4" draw:layer="layout" svg:x1="42.509cm" svg:y1="15.697cm" svg:x2="54.364cm" svg:y2="15.697cm">
          <text:p/>
        </draw:line>
        <draw:line draw:style-name="gr3" draw:text-style-name="P4" draw:layer="layout" svg:x1="42.368cm" svg:y1="15.884cm" svg:x2="58.525cm" svg:y2="15.884cm">
          <text:p/>
        </draw:line>
        <draw:frame draw:style-name="gr2" draw:text-style-name="P3" draw:layer="layout" svg:width="11.855cm" svg:height="0.497cm" svg:x="42.51cm" svg:y="15.375cm">
          <draw:text-box>
            <text:p text:style-name="P2"><text:span text:style-name="T2">-STYLE_CLASS = "left-clues-view": </text:span><text:span text:style-name="T2">String</text:span></text:p>
          </draw:text-box>
        </draw:frame>
        <draw:frame draw:style-name="gr2" draw:text-style-name="P3" draw:layer="layout" svg:width="9.781cm" svg:height="0.497cm" svg:x="42.51cm" svg:y="16.033cm">
          <draw:text-box>
            <text:p text:style-name="P2"><text:span text:style-name="T2">+Left</text:span><text:span text:style-name="T2">Clues</text:span><text:span text:style-name="T2">View(</text:span><text:span text:style-name="T2">int[]</text:span><text:span text:style-name="T2">[] </text:span><text:span text:style-name="T2">rowCl</text:span><text:span text:style-name="T2">ues, </text:span></text:p>
          </draw:text-box>
        </draw:frame>
        <draw:frame draw:style-name="gr2" draw:text-style-name="P3" draw:layer="layout" svg:width="8.892cm" svg:height="0.497cm" svg:x="42.51cm" svg:y="16.514cm">
          <draw:text-box>
            <text:p text:style-name="P2"><text:span text:style-name="T2"><text:s text:c="7"/></text:span><text:span text:style-name="T2"><text:s text:c="7"/></text:span><text:span text:style-name="T2"><text:s/></text:span><text:span text:style-name="T2">int </text:span><text:span text:style-name="T2">cellLe</text:span><text:span text:style-name="T2">ngth,</text:span></text:p>
          </draw:text-box>
        </draw:frame>
        <draw:frame draw:style-name="gr2" draw:text-style-name="P3" draw:layer="layout" svg:width="7.41cm" svg:height="0.497cm" svg:x="42.51cm" svg:y="16.995cm">
          <draw:text-box>
            <text:p text:style-name="P2"><text:span text:style-name="T2"><text:s text:c="7"/></text:span><text:span text:style-name="T2"><text:s text:c="7"/></text:span><text:span text:style-name="T2"><text:s/></text:span><text:span text:style-name="T2">int </text:span><text:span text:style-name="T2">width)</text:span></text:p>
          </draw:text-box>
        </draw:frame>
        <draw:frame draw:style-name="gr2" draw:text-style-name="P3" draw:layer="layout" svg:width="6.521cm" svg:height="0.497cm" svg:x="42.51cm" svg:y="17.477cm">
          <draw:text-box>
            <text:p text:style-name="P2"><text:span text:style-name="T2">#makeClue(int[] </text:span><text:span text:style-name="T2">clue, </text:span></text:p>
          </draw:text-box>
        </draw:frame>
        <draw:frame draw:style-name="gr2" draw:text-style-name="P3" draw:layer="layout" svg:width="7.41cm" svg:height="0.497cm" svg:x="42.51cm" svg:y="17.958cm">
          <draw:text-box>
            <text:p text:style-name="P2"><text:span text:style-name="T2"><text:s text:c="10"/></text:span><text:span text:style-name="T2">int </text:span><text:span text:style-name="T2">cellLength,</text:span></text:p>
          </draw:text-box>
        </draw:frame>
        <draw:polygon draw:style-name="gr1" draw:text-style-name="P1" draw:layer="layout" svg:width="18.292cm" svg:height="1.358cm" svg:x="41.292cm" svg:y="20.478cm" svg:viewBox="0 0 18293 1359" draw:points="0,0 18293,0 18293,1359 0,1359">
          <text:p/>
        </draw:polygon>
        <draw:frame draw:style-name="gr2" draw:text-style-name="P3" draw:layer="layout" svg:width="15.707cm" svg:height="0.497cm" svg:x="42.51cm" svg:y="18.439cm">
          <draw:text-box>
            <text:p text:style-name="P2"><text:span text:style-name="T2"><text:s text:c="10"/></text:span><text:span text:style-name="T2">int </text:span><text:span text:style-name="T2">numClueUnits): </text:span><text:span text:style-name="T2">AbstractOrientedClueVi</text:span><text:span text:style-name="T2">ew</text:span></text:p>
          </draw:text-box>
        </draw:frame>
        <draw:line draw:style-name="gr3" draw:text-style-name="P4" draw:layer="layout" svg:x1="41.31cm" svg:y1="21.224cm" svg:x2="59.584cm" svg:y2="21.224cm">
          <text:p/>
        </draw:line>
        <draw:frame draw:style-name="gr2" draw:text-style-name="P3" draw:layer="layout" svg:width="17.189cm" svg:height="0.497cm" svg:x="42.263cm" svg:y="20.715cm">
          <draw:text-box>
            <text:p text:style-name="P2"><text:span text:style-name="T3">edu.ou.cs2334.project5.vie</text:span><text:span text:style-name="T3">ws.clues::AbstractGroupClu</text:span><text:span text:style-name="T3">esView</text:span></text:p>
          </draw:text-box>
        </draw:frame>
        <draw:polygon draw:style-name="gr1" draw:text-style-name="P1" draw:layer="layout" svg:width="10.53cm" svg:height="3.122cm" svg:x="30.356cm" svg:y="9.542cm" svg:viewBox="0 0 10531 3123" draw:points="0,0 10531,0 10531,3123 0,3123">
          <text:p/>
        </draw:polygon>
        <draw:frame draw:style-name="gr2" draw:text-style-name="P3" draw:layer="layout" svg:width="12.744cm" svg:height="0.497cm" svg:x="41.451cm" svg:y="21.373cm">
          <draw:text-box>
            <text:p text:style-name="P2"><text:span text:style-name="T2">&lt;continue reading the README </text:span><text:span text:style-name="T2">for more info&gt;</text:span></text:p>
          </draw:text-box>
        </draw:frame>
        <draw:line draw:style-name="gr3" draw:text-style-name="P4" draw:layer="layout" svg:x1="30.374cm" svg:y1="10.288cm" svg:x2="40.886cm" svg:y2="10.288cm">
          <text:p/>
        </draw:line>
        <draw:frame draw:style-name="gr2" draw:text-style-name="P3" draw:layer="layout" svg:width="8.299cm" svg:height="0.497cm" svg:x="31.679cm" svg:y="9.779cm">
          <draw:text-box>
            <text:p text:style-name="P2"><text:span text:style-name="T1">edu.ou.cs2334.project5::M</text:span><text:span text:style-name="T1">ain</text:span></text:p>
          </draw:text-box>
        </draw:frame>
        <draw:line draw:style-name="gr4" draw:text-style-name="P4" draw:layer="layout" svg:x1="30.515cm" svg:y1="10.759cm" svg:x2="37.332cm" svg:y2="10.759cm">
          <text:p/>
        </draw:line>
        <draw:frame draw:style-name="gr2" draw:text-style-name="P3" draw:layer="layout" svg:width="6.818cm" svg:height="0.497cm" svg:x="30.515cm" svg:y="10.437cm">
          <draw:text-box>
            <text:p text:style-name="P2"><text:span text:style-name="T2">-IDX_CELL_SIZE = 0: int</text:span></text:p>
          </draw:text-box>
        </draw:frame>
        <draw:line draw:style-name="gr4" draw:text-style-name="P4" draw:layer="layout" svg:x1="30.515cm" svg:y1="11.24cm" svg:x2="38.813cm" svg:y2="11.24cm">
          <text:p/>
        </draw:line>
        <draw:line draw:style-name="gr3" draw:text-style-name="P4" draw:layer="layout" svg:x1="30.374cm" svg:y1="11.427cm" svg:x2="40.886cm" svg:y2="11.427cm">
          <text:p/>
        </draw:line>
        <draw:frame draw:style-name="gr2" draw:text-style-name="P3" draw:layer="layout" svg:width="8.299cm" svg:height="0.497cm" svg:x="30.515cm" svg:y="10.918cm">
          <draw:text-box>
            <text:p text:style-name="P2"><text:span text:style-name="T2">-DEFAULT_CELL_SIZE = 30: int</text:span></text:p>
          </draw:text-box>
        </draw:frame>
        <draw:line draw:style-name="gr4" draw:text-style-name="P4" draw:layer="layout" svg:x1="30.515cm" svg:y1="11.897cm" svg:x2="38.517cm" svg:y2="11.897cm">
          <text:p/>
        </draw:line>
        <draw:frame draw:style-name="gr2" draw:text-style-name="P3" draw:layer="layout" svg:width="8.003cm" svg:height="0.497cm" svg:x="30.515cm" svg:y="11.575cm">
          <draw:text-box>
            <text:p text:style-name="P2"><text:span text:style-name="T2">+main(args: String[]): </text:span><text:span text:style-name="T2">void</text:span></text:p>
          </draw:text-box>
        </draw:frame>
        <draw:polygon draw:style-name="gr1" draw:text-style-name="P1" draw:layer="layout" svg:width="16.175cm" svg:height="3.123cm" svg:x="42.35cm" svg:y="29.65cm" svg:viewBox="0 0 16176 3124" draw:points="0,0 16176,0 16176,3124 0,3124">
          <text:p/>
        </draw:polygon>
        <draw:frame draw:style-name="gr2" draw:text-style-name="P3" draw:layer="layout" svg:width="9.781cm" svg:height="0.497cm" svg:x="30.515cm" svg:y="12.056cm">
          <draw:text-box>
            <text:p text:style-name="P2"><text:span text:style-name="T2">+start(primaryStage: </text:span><text:span text:style-name="T2">Stage): void</text:span></text:p>
          </draw:text-box>
        </draw:frame>
        <draw:line draw:style-name="gr3" draw:text-style-name="P4" draw:layer="layout" svg:x1="42.368cm" svg:y1="30.396cm" svg:x2="58.525cm" svg:y2="30.396cm">
          <text:p/>
        </draw:line>
        <draw:frame draw:style-name="gr2" draw:text-style-name="P3" draw:layer="layout" svg:width="11.263cm" svg:height="0.497cm" svg:x="45.085cm" svg:y="29.887cm">
          <draw:text-box>
            <text:p text:style-name="P2"><text:span text:style-name="T1">edu.ou.cs2334.project5.views::CellView</text:span></text:p>
          </draw:text-box>
        </draw:frame>
        <draw:line draw:style-name="gr3" draw:text-style-name="P4" draw:layer="layout" svg:x1="42.368cm" svg:y1="31.054cm" svg:x2="58.525cm" svg:y2="31.054cm">
          <text:p/>
        </draw:line>
        <draw:frame draw:style-name="gr2" draw:text-style-name="P3" draw:layer="layout" svg:width="0.891cm" svg:height="0.497cm" svg:x="42.51cm" svg:y="30.545cm">
          <draw:text-box>
            <text:p text:style-name="P2"><text:span text:style-name="T2">...</text:span></text:p>
          </draw:text-box>
        </draw:frame>
        <draw:frame draw:style-name="gr2" draw:text-style-name="P3" draw:layer="layout" svg:width="9.188cm" svg:height="0.497cm" svg:x="42.51cm" svg:y="31.202cm">
          <draw:text-box>
            <text:p text:style-name="P2"><text:span text:style-name="T2">+CellView(int sideLength): ctor</text:span></text:p>
          </draw:text-box>
        </draw:frame>
        <draw:frame draw:style-name="gr2" draw:text-style-name="P3" draw:layer="layout" svg:width="9.485cm" svg:height="0.497cm" svg:x="42.51cm" svg:y="31.684cm">
          <draw:text-box>
            <text:p text:style-name="P2"><text:span text:style-name="T2">+setState(CellState state): void</text:span></text:p>
          </draw:text-box>
        </draw:frame>
        <draw:polygon draw:style-name="gr1" draw:text-style-name="P1" draw:layer="layout" svg:width="16.174cm" svg:height="7.356cm" svg:x="21.537cm" svg:y="25.417cm" svg:viewBox="0 0 16175 7357" draw:points="0,0 16175,0 16175,7357 0,7357">
          <text:p/>
        </draw:polygon>
        <draw:frame draw:style-name="gr2" draw:text-style-name="P3" draw:layer="layout" svg:width="8.892cm" svg:height="0.497cm" svg:x="42.51cm" svg:y="32.165cm">
          <draw:text-box>
            <text:p text:style-name="P2"><text:span text:style-name="T2">+setSize(int sideLength): </text:span><text:span text:style-name="T2">void</text:span></text:p>
          </draw:text-box>
        </draw:frame>
        <draw:line draw:style-name="gr3" draw:text-style-name="P4" draw:layer="layout" svg:x1="21.554cm" svg:y1="26.163cm" svg:x2="37.711cm" svg:y2="26.163cm">
          <text:p/>
        </draw:line>
        <draw:frame draw:style-name="gr2" draw:text-style-name="P3" draw:layer="layout" svg:width="12.448cm" svg:height="0.497cm" svg:x="23.707cm" svg:y="25.654cm">
          <draw:text-box>
            <text:p text:style-name="P2"><text:span text:style-name="T1">edu.ou.cs2334</text:span><text:span text:style-name="T1">.project5.vie</text:span><text:span text:style-name="T1">ws::CellGridV</text:span><text:span text:style-name="T1">iew</text:span></text:p>
          </draw:text-box>
        </draw:frame>
        <draw:line draw:style-name="gr4" draw:text-style-name="P4" draw:layer="layout" svg:x1="21.695cm" svg:y1="26.634cm" svg:x2="33.254cm" svg:y2="26.634cm">
          <text:p/>
        </draw:line>
        <draw:frame draw:style-name="gr2" draw:text-style-name="P3" draw:layer="layout" svg:width="11.559cm" svg:height="0.497cm" svg:x="21.696cm" svg:y="26.312cm">
          <draw:text-box>
            <text:p text:style-name="P2"><text:span text:style-name="T2">-STYLE_CLASS = "cell-grid-view": </text:span><text:span text:style-name="T2">String</text:span></text:p>
          </draw:text-box>
        </draw:frame>
        <draw:line draw:style-name="gr3" draw:text-style-name="P4" draw:layer="layout" svg:x1="21.554cm" svg:y1="27.302cm" svg:x2="37.711cm" svg:y2="27.302cm">
          <text:p/>
        </draw:line>
        <draw:frame draw:style-name="gr2" draw:text-style-name="P3" draw:layer="layout" svg:width="7.114cm" svg:height="0.497cm" svg:x="21.696cm" svg:y="26.793cm">
          <draw:text-box>
            <text:p text:style-name="P2"><text:span text:style-name="T2">-cellViews: CellView[][]</text:span></text:p>
          </draw:text-box>
        </draw:frame>
        <draw:frame draw:style-name="gr2" draw:text-style-name="P3" draw:layer="layout" svg:width="7.707cm" svg:height="0.497cm" svg:x="21.696cm" svg:y="27.45cm">
          <draw:text-box>
            <text:p text:style-name="P2"><text:span text:style-name="T2">+CellGridView(int numRows,</text:span></text:p>
          </draw:text-box>
        </draw:frame>
        <draw:frame draw:style-name="gr2" draw:text-style-name="P3" draw:layer="layout" svg:width="8.003cm" svg:height="0.497cm" svg:x="21.696cm" svg:y="27.931cm">
          <draw:text-box>
            <text:p text:style-name="P2"><text:span text:style-name="T2"><text:s text:c="14"/></text:span><text:span text:style-name="T2">int numCols, </text:span></text:p>
          </draw:text-box>
        </draw:frame>
        <draw:frame draw:style-name="gr2" draw:text-style-name="P3" draw:layer="layout" svg:width="8.596cm" svg:height="0.497cm" svg:x="21.696cm" svg:y="28.413cm">
          <draw:text-box>
            <text:p text:style-name="P2"><text:span text:style-name="T2"><text:s text:c="14"/></text:span><text:span text:style-name="T2">int cellLength)</text:span></text:p>
          </draw:text-box>
        </draw:frame>
        <draw:frame draw:style-name="gr2" draw:text-style-name="P3" draw:layer="layout" svg:width="6.818cm" svg:height="0.497cm" svg:x="21.696cm" svg:y="28.894cm">
          <draw:text-box>
            <text:p text:style-name="P2"><text:span text:style-name="T2">+initCells(i</text:span><text:span text:style-name="T2">nt numRows,</text:span></text:p>
          </draw:text-box>
        </draw:frame>
        <draw:frame draw:style-name="gr2" draw:text-style-name="P3" draw:layer="layout" svg:width="7.114cm" svg:height="0.497cm" svg:x="21.696cm" svg:y="29.375cm">
          <draw:text-box>
            <text:p text:style-name="P2"><text:span text:style-name="T2"><text:s text:c="11"/></text:span><text:span text:style-name="T2">int </text:span><text:span text:style-name="T2">numCols, </text:span></text:p>
          </draw:text-box>
        </draw:frame>
        <draw:frame draw:style-name="gr2" draw:text-style-name="P3" draw:layer="layout" svg:width="9.485cm" svg:height="0.497cm" svg:x="21.696cm" svg:y="29.857cm">
          <draw:text-box>
            <text:p text:style-name="P2"><text:span text:style-name="T2"><text:s text:c="11"/></text:span><text:span text:style-name="T2">int cellLength): void</text:span></text:p>
          </draw:text-box>
        </draw:frame>
        <draw:frame draw:style-name="gr2" draw:text-style-name="P3" draw:layer="layout" svg:width="7.114cm" svg:height="0.497cm" svg:x="21.696cm" svg:y="30.338cm">
          <draw:text-box>
            <text:p text:style-name="P2"><text:span text:style-name="T2">+getCellView(int rowIdx,</text:span></text:p>
          </draw:text-box>
        </draw:frame>
        <draw:frame draw:style-name="gr2" draw:text-style-name="P3" draw:layer="layout" svg:width="10.077cm" svg:height="0.497cm" svg:x="21.696cm" svg:y="30.819cm">
          <draw:text-box>
            <text:p text:style-name="P2"><text:span text:style-name="T2"><text:s text:c="13"/></text:span><text:span text:style-name="T2">int colIdx): CellView</text:span></text:p>
          </draw:text-box>
        </draw:frame>
        <draw:frame draw:style-name="gr2" draw:text-style-name="P3" draw:layer="layout" svg:width="7.41cm" svg:height="0.497cm" svg:x="21.696cm" svg:y="31.3cm">
          <draw:text-box>
            <text:p text:style-name="P2"><text:span text:style-name="T2">+setCellSta</text:span><text:span text:style-name="T2">te(int </text:span><text:span text:style-name="T2">rowIdx,</text:span></text:p>
          </draw:text-box>
        </draw:frame>
        <draw:frame draw:style-name="gr2" draw:text-style-name="P3" draw:layer="layout" svg:width="7.707cm" svg:height="0.497cm" svg:x="21.696cm" svg:y="31.781cm">
          <draw:text-box>
            <text:p text:style-name="P2"><text:span text:style-name="T2"><text:s text:c="13"/></text:span><text:span text:style-name="T2"><text:s/></text:span><text:span text:style-name="T2">int colIdx, </text:span></text:p>
          </draw:text-box>
        </draw:frame>
        <draw:polygon draw:style-name="gr1" draw:text-style-name="P1" draw:layer="layout" svg:width="16.174cm" svg:height="5.591cm" svg:x="21.537cm" svg:y="18.362cm" svg:viewBox="0 0 16175 5592" draw:points="0,0 16175,0 16175,5592 0,5592">
          <text:p/>
        </draw:polygon>
        <draw:frame draw:style-name="gr2" draw:text-style-name="P3" draw:layer="layout" svg:width="10.67cm" svg:height="0.497cm" svg:x="21.696cm" svg:y="32.263cm">
          <draw:text-box>
            <text:p text:style-name="P2"><text:span text:style-name="T2"><text:s text:c="14"/></text:span><text:span text:style-name="T2">CellState state): void</text:span></text:p>
          </draw:text-box>
        </draw:frame>
        <draw:line draw:style-name="gr3" draw:text-style-name="P4" draw:layer="layout" svg:x1="21.554cm" svg:y1="19.107cm" svg:x2="37.711cm" svg:y2="19.107cm">
          <text:p/>
        </draw:line>
        <draw:frame draw:style-name="gr2" draw:text-style-name="P3" draw:layer="layout" svg:width="12.448cm" svg:height="0.497cm" svg:x="23.707cm" svg:y="18.598cm">
          <draw:text-box>
            <text:p text:style-name="P2"><text:span text:style-name="T1">edu.ou.cs2334.project5.views::No</text:span><text:span text:style-name="T1">nogramView</text:span></text:p>
          </draw:text-box>
        </draw:frame>
        <draw:line draw:style-name="gr4" draw:text-style-name="P4" draw:layer="layout" svg:x1="21.695cm" svg:y1="19.578cm" svg:x2="32.958cm" svg:y2="19.578cm">
          <text:p/>
        </draw:line>
        <draw:frame draw:style-name="gr2" draw:text-style-name="P3" draw:layer="layout" svg:width="11.263cm" svg:height="0.497cm" svg:x="21.696cm" svg:y="19.256cm">
          <draw:text-box>
            <text:p text:style-name="P2"><text:span text:style-name="T2">-STYLE_CLASS = </text:span><text:span text:style-name="T2">"nonogram-view": String</text:span></text:p>
          </draw:text-box>
        </draw:frame>
        <draw:line draw:style-name="gr4" draw:text-style-name="P4" draw:layer="layout" svg:x1="21.695cm" svg:y1="20.059cm" svg:x2="37.107cm" svg:y2="20.059cm">
          <text:p/>
        </draw:line>
        <draw:frame draw:style-name="gr2" draw:text-style-name="P3" draw:layer="layout" svg:width="15.411cm" svg:height="0.497cm" svg:x="21.696cm" svg:y="19.737cm">
          <draw:text-box>
            <text:p text:style-name="P2"><text:span text:style-name="T2">-SOLVED_STYLE_CLASS = "nonogram-</text:span><text:span text:style-name="T2">view-solved": String</text:span></text:p>
          </draw:text-box>
        </draw:frame>
        <draw:frame draw:style-name="gr2" draw:text-style-name="P3" draw:layer="layout" svg:width="8.596cm" svg:height="0.497cm" svg:x="21.696cm" svg:y="20.218cm">
          <draw:text-box>
            <text:p text:style-name="P2"><text:span text:style-name="T2">-leftCluesView: </text:span><text:span text:style-name="T2">LeftCluesView</text:span></text:p>
          </draw:text-box>
        </draw:frame>
        <draw:frame draw:style-name="gr2" draw:text-style-name="P3" draw:layer="layout" svg:width="8.003cm" svg:height="0.497cm" svg:x="21.696cm" svg:y="20.7cm">
          <draw:text-box>
            <text:p text:style-name="P2"><text:span text:style-name="T2">-topCluesView: TopCluesView</text:span></text:p>
          </draw:text-box>
        </draw:frame>
        <draw:frame draw:style-name="gr2" draw:text-style-name="P3" draw:layer="layout" svg:width="8.003cm" svg:height="0.497cm" svg:x="21.696cm" svg:y="21.181cm">
          <draw:text-box>
            <text:p text:style-name="P2"><text:span text:style-name="T2">-cellGridView: CellGridView</text:span></text:p>
          </draw:text-box>
        </draw:frame>
        <draw:frame draw:style-name="gr2" draw:text-style-name="P3" draw:layer="layout" svg:width="5.04cm" svg:height="0.497cm" svg:x="21.696cm" svg:y="21.662cm">
          <draw:text-box>
            <text:p text:style-name="P2"><text:span text:style-name="T2">-bottomHBox: HBox</text:span></text:p>
          </draw:text-box>
        </draw:frame>
        <draw:frame draw:style-name="gr2" draw:text-style-name="P3" draw:layer="layout" svg:width="4.743cm" svg:height="0.497cm" svg:x="21.696cm" svg:y="22.143cm">
          <draw:text-box>
            <text:p text:style-name="P2"><text:span text:style-name="T2">-loadBtn: Button</text:span></text:p>
          </draw:text-box>
        </draw:frame>
        <draw:line draw:style-name="gr3" draw:text-style-name="P4" draw:layer="layout" svg:x1="21.554cm" svg:y1="23.134cm" svg:x2="37.711cm" svg:y2="23.134cm">
          <text:p/>
        </draw:line>
        <draw:frame draw:style-name="gr2" draw:text-style-name="P3" draw:layer="layout" svg:width="5.04cm" svg:height="0.497cm" svg:x="21.696cm" svg:y="22.625cm">
          <draw:text-box>
            <text:p text:style-name="P2"><text:span text:style-name="T2">-resetBtn: Button</text:span></text:p>
          </draw:text-box>
        </draw:frame>
        <draw:polygon draw:style-name="gr1" draw:text-style-name="P1" draw:layer="layout" svg:width="16.528cm" svg:height="4.533cm" svg:x="10.953cm" svg:y="12.717cm" svg:viewBox="0 0 16529 4534" draw:points="0,0 16529,0 16529,4534 0,4534">
          <text:p/>
        </draw:polygon>
        <draw:frame draw:style-name="gr2" draw:text-style-name="P3" draw:layer="layout" svg:width="12.744cm" svg:height="0.497cm" svg:x="21.696cm" svg:y="23.282cm">
          <draw:text-box>
            <text:p text:style-name="P2"><text:span text:style-name="T2">&lt;continue reading the </text:span><text:span text:style-name="T2">README for more info&gt;</text:span></text:p>
          </draw:text-box>
        </draw:frame>
        <draw:line draw:style-name="gr3" draw:text-style-name="P4" draw:layer="layout" svg:x1="10.971cm" svg:y1="13.463cm" svg:x2="27.481cm" svg:y2="13.463cm">
          <text:p/>
        </draw:line>
        <draw:frame draw:style-name="gr2" draw:text-style-name="P3" draw:layer="layout" svg:width="15.411cm" svg:height="0.497cm" svg:x="11.889cm" svg:y="12.954cm">
          <draw:text-box>
            <text:p text:style-name="P2"><text:span text:style-name="T1">edu.ou.cs2334.project5.presen</text:span><text:span text:style-name="T1">ters::NonogramPresenter</text:span></text:p>
          </draw:text-box>
        </draw:frame>
        <draw:frame draw:style-name="gr2" draw:text-style-name="P3" draw:layer="layout" svg:width="5.632cm" svg:height="0.497cm" svg:x="11.113cm" svg:y="13.612cm">
          <draw:text-box>
            <text:p text:style-name="P2"><text:span text:style-name="T2">-view: NonogramView</text:span></text:p>
          </draw:text-box>
        </draw:frame>
        <draw:frame draw:style-name="gr2" draw:text-style-name="P3" draw:layer="layout" svg:width="6.225cm" svg:height="0.497cm" svg:x="11.113cm" svg:y="14.093cm">
          <draw:text-box>
            <text:p text:style-name="P2"><text:span text:style-name="T2">-model: NonogramModel</text:span></text:p>
          </draw:text-box>
        </draw:frame>
        <draw:frame draw:style-name="gr2" draw:text-style-name="P3" draw:layer="layout" svg:width="4.743cm" svg:height="0.497cm" svg:x="11.113cm" svg:y="14.574cm">
          <draw:text-box>
            <text:p text:style-name="P2"><text:span text:style-name="T2">-cellLength: int</text:span></text:p>
          </draw:text-box>
        </draw:frame>
        <draw:line draw:style-name="gr4" draw:text-style-name="P4" draw:layer="layout" svg:x1="11.112cm" svg:y1="15.377cm" svg:x2="26.82cm" svg:y2="15.377cm">
          <text:p/>
        </draw:line>
        <draw:line draw:style-name="gr3" draw:text-style-name="P4" draw:layer="layout" svg:x1="10.971cm" svg:y1="15.564cm" svg:x2="27.481cm" svg:y2="15.564cm">
          <text:p/>
        </draw:line>
        <draw:frame draw:style-name="gr2" draw:text-style-name="P3" draw:layer="layout" svg:width="15.708cm" svg:height="0.497cm" svg:x="11.113cm" svg:y="15.055cm">
          <draw:text-box>
            <text:p text:style-name="P2"><text:span text:style-name="T2">-DEFAULT_PUZZLE = "puzzles/space-invader.txt": String</text:span></text:p>
          </draw:text-box>
        </draw:frame>
        <draw:frame draw:style-name="gr2" draw:text-style-name="P3" draw:layer="layout" svg:width="10.374cm" svg:height="0.497cm" svg:x="11.113cm" svg:y="15.713cm">
          <draw:text-box>
            <text:p text:style-name="P2"><text:span text:style-name="T2">+NonogramPresenter(cellLength: </text:span><text:span text:style-name="T2">int)</text:span></text:p>
          </draw:text-box>
        </draw:frame>
        <draw:frame draw:style-name="gr2" draw:text-style-name="P3" draw:layer="layout" svg:width="8.299cm" svg:height="0.497cm" svg:x="11.113cm" svg:y="16.194cm">
          <draw:text-box>
            <text:p text:style-name="P2"><text:span text:style-name="T2">-initializePresenter(): void</text:span></text:p>
          </draw:text-box>
        </draw:frame>
        <draw:polygon draw:style-name="gr1" draw:text-style-name="P1" draw:layer="layout" svg:width="16.175cm" svg:height="3.828cm" svg:x="0.723cm" svg:y="26.475cm" svg:viewBox="0 0 16176 3829" draw:points="0,0 16176,0 16176,3829 0,3829">
          <text:p/>
        </draw:polygon>
        <draw:frame draw:style-name="gr2" draw:text-style-name="P3" draw:layer="layout" svg:width="12.744cm" svg:height="0.497cm" svg:x="11.113cm" svg:y="16.675cm">
          <draw:text-box>
            <text:p text:style-name="P2"><text:span text:style-name="T2">&lt;continue reading the README for more info&gt;</text:span></text:p>
          </draw:text-box>
        </draw:frame>
        <draw:frame draw:style-name="gr2" draw:text-style-name="P3" draw:layer="layout" svg:width="3.854cm" svg:height="0.497cm" svg:x="6.985cm" svg:y="26.712cm">
          <draw:text-box>
            <text:p text:style-name="P2"><text:span text:style-name="T2">«enumeration»</text:span></text:p>
          </draw:text-box>
        </draw:frame>
        <draw:line draw:style-name="gr3" draw:text-style-name="P4" draw:layer="layout" svg:x1="0.74cm" svg:y1="27.702cm" svg:x2="16.898cm" svg:y2="27.702cm">
          <text:p/>
        </draw:line>
        <draw:frame draw:style-name="gr2" draw:text-style-name="P3" draw:layer="layout" svg:width="11.855cm" svg:height="0.497cm" svg:x="2.858cm" svg:y="27.193cm">
          <draw:text-box>
            <text:p text:style-name="P2"><text:span text:style-name="T1">edu.ou.cs2334.project5.mo</text:span><text:span text:style-name="T1">dels::CellState</text:span></text:p>
          </draw:text-box>
        </draw:frame>
        <draw:frame draw:style-name="gr2" draw:text-style-name="P3" draw:layer="layout" svg:width="1.484cm" svg:height="0.497cm" svg:x="0.882cm" svg:y="27.851cm">
          <draw:text-box>
            <text:p text:style-name="P2"><text:span text:style-name="T2">EMPTY</text:span></text:p>
          </draw:text-box>
        </draw:frame>
        <draw:frame draw:style-name="gr2" draw:text-style-name="P3" draw:layer="layout" svg:width="1.78cm" svg:height="0.497cm" svg:x="0.882cm" svg:y="28.332cm">
          <draw:text-box>
            <text:p text:style-name="P2"><text:span text:style-name="T2">FILLED</text:span></text:p>
          </draw:text-box>
        </draw:frame>
        <draw:line draw:style-name="gr3" draw:text-style-name="P4" draw:layer="layout" svg:x1="0.74cm" svg:y1="29.322cm" svg:x2="16.898cm" svg:y2="29.322cm">
          <text:p/>
        </draw:line>
        <draw:frame draw:style-name="gr2" draw:text-style-name="P3" draw:layer="layout" svg:width="1.78cm" svg:height="0.497cm" svg:x="0.882cm" svg:y="28.813cm">
          <draw:text-box>
            <text:p text:style-name="P2"><text:span text:style-name="T2">MARKED</text:span></text:p>
          </draw:text-box>
        </draw:frame>
        <draw:line draw:style-name="gr4" draw:text-style-name="P4" draw:layer="layout" svg:x1="0.881cm" svg:y1="29.793cm" svg:x2="9.18cm" svg:y2="29.793cm">
          <text:p/>
        </draw:line>
        <draw:polygon draw:style-name="gr1" draw:text-style-name="P1" draw:layer="layout" svg:width="16.175cm" svg:height="6.649cm" svg:x="0.723cm" svg:y="18.362cm" svg:viewBox="0 0 16176 6650" draw:points="0,0 16176,0 16176,6650 0,6650">
          <text:p/>
        </draw:polygon>
        <draw:frame draw:style-name="gr2" draw:text-style-name="P3" draw:layer="layout" svg:width="8.299cm" svg:height="0.497cm" svg:x="0.882cm" svg:y="29.471cm">
          <draw:text-box>
            <text:p text:style-name="P2"><text:span text:style-name="T2">+toBoolean(state: CellState)</text:span></text:p>
          </draw:text-box>
        </draw:frame>
        <draw:line draw:style-name="gr3" draw:text-style-name="P4" draw:layer="layout" svg:x1="0.74cm" svg:y1="19.107cm" svg:x2="16.898cm" svg:y2="19.107cm">
          <text:p/>
        </draw:line>
        <draw:frame draw:style-name="gr2" draw:text-style-name="P3" draw:layer="layout" svg:width="13.041cm" svg:height="0.497cm" svg:x="2.611cm" svg:y="18.598cm">
          <draw:text-box>
            <text:p text:style-name="P2"><text:span text:style-name="T1">edu.ou.cs2334.pr</text:span><text:span text:style-name="T1">oject5.models::N</text:span><text:span text:style-name="T1">onogramModel</text:span></text:p>
          </draw:text-box>
        </draw:frame>
        <draw:line draw:style-name="gr4" draw:text-style-name="P4" draw:layer="layout" svg:x1="0.881cm" svg:y1="19.578cm" svg:x2="7.995cm" svg:y2="19.578cm">
          <text:p/>
        </draw:line>
        <draw:frame draw:style-name="gr2" draw:text-style-name="P3" draw:layer="layout" svg:width="7.114cm" svg:height="0.497cm" svg:x="0.882cm" svg:y="19.256cm">
          <draw:text-box>
            <text:p text:style-name="P2"><text:span text:style-name="T2">-DELIMITER = " ": String</text:span></text:p>
          </draw:text-box>
        </draw:frame>
        <draw:line draw:style-name="gr4" draw:text-style-name="P4" draw:layer="layout" svg:x1="0.881cm" svg:y1="20.059cm" svg:x2="7.402cm" svg:y2="20.059cm">
          <text:p/>
        </draw:line>
        <draw:frame draw:style-name="gr2" draw:text-style-name="P3" draw:layer="layout" svg:width="6.521cm" svg:height="0.497cm" svg:x="0.882cm" svg:y="19.737cm">
          <draw:text-box>
            <text:p text:style-name="P2"><text:span text:style-name="T2">-IDX_NUM_ROWS = 0: int</text:span></text:p>
          </draw:text-box>
        </draw:frame>
        <draw:line draw:style-name="gr4" draw:text-style-name="P4" draw:layer="layout" svg:x1="0.881cm" svg:y1="20.54cm" svg:x2="7.402cm" svg:y2="20.54cm">
          <text:p/>
        </draw:line>
        <draw:frame draw:style-name="gr2" draw:text-style-name="P3" draw:layer="layout" svg:width="6.521cm" svg:height="0.497cm" svg:x="0.882cm" svg:y="20.218cm">
          <draw:text-box>
            <text:p text:style-name="P2"><text:span text:style-name="T2">-IDX_NUM_COLS = 1: int</text:span></text:p>
          </draw:text-box>
        </draw:frame>
        <draw:frame draw:style-name="gr2" draw:text-style-name="P3" draw:layer="layout" svg:width="5.336cm" svg:height="0.497cm" svg:x="0.882cm" svg:y="20.7cm">
          <draw:text-box>
            <text:p text:style-name="P2"><text:span text:style-name="T2">-rowClues: int[][]</text:span></text:p>
          </draw:text-box>
        </draw:frame>
        <draw:frame draw:style-name="gr2" draw:text-style-name="P3" draw:layer="layout" svg:width="5.336cm" svg:height="0.497cm" svg:x="0.882cm" svg:y="21.181cm">
          <draw:text-box>
            <text:p text:style-name="P2"><text:span text:style-name="T2">-colClues: </text:span><text:span text:style-name="T2">int[][]</text:span></text:p>
          </draw:text-box>
        </draw:frame>
        <draw:line draw:style-name="gr3" draw:text-style-name="P4" draw:layer="layout" svg:x1="0.74cm" svg:y1="22.171cm" svg:x2="16.898cm" svg:y2="22.171cm">
          <text:p/>
        </draw:line>
        <draw:frame draw:style-name="gr2" draw:text-style-name="P3" draw:layer="layout" svg:width="7.707cm" svg:height="0.497cm" svg:x="0.882cm" svg:y="21.662cm">
          <draw:text-box>
            <text:p text:style-name="P2"><text:span text:style-name="T2">-cellStates: CellState[][]</text:span></text:p>
          </draw:text-box>
        </draw:frame>
        <draw:frame draw:style-name="gr2" draw:text-style-name="P3" draw:layer="layout" svg:width="9.485cm" svg:height="0.497cm" svg:x="0.882cm" svg:y="22.319cm">
          <draw:text-box>
            <text:p text:style-name="P2"><text:span text:style-name="T2">+NonogramModel(int[][] rowClues,</text:span></text:p>
          </draw:text-box>
        </draw:frame>
        <draw:frame draw:style-name="gr2" draw:text-style-name="P3" draw:layer="layout" svg:width="9.485cm" svg:height="0.497cm" svg:x="0.882cm" svg:y="22.801cm">
          <draw:text-box>
            <text:p text:style-name="P2"><text:span text:style-name="T2"><text:s text:c="15"/></text:span><text:span text:style-name="T2">int[][] colClues)</text:span></text:p>
          </draw:text-box>
        </draw:frame>
        <draw:frame draw:style-name="gr2" draw:text-style-name="P3" draw:layer="layout" svg:width="7.114cm" svg:height="0.497cm" svg:x="0.882cm" svg:y="23.282cm">
          <draw:text-box>
            <text:p text:style-name="P2"><text:span text:style-name="T2">+NonogramModel(File file)</text:span></text:p>
          </draw:text-box>
        </draw:frame>
        <draw:frame draw:style-name="gr2" draw:text-style-name="P3" draw:layer="layout" svg:width="8.892cm" svg:height="0.497cm" svg:x="0.882cm" svg:y="23.763cm">
          <draw:text-box>
            <text:p text:style-name="P2"><text:span text:style-name="T2">+NonogramModel(String </text:span><text:span text:style-name="T2">filename)</text:span></text:p>
          </draw:text-box>
        </draw:frame>
        <draw:polygon draw:style-name="gr1" draw:text-style-name="P1" draw:layer="layout" svg:width="14.411cm" svg:height="2.064cm" svg:x="12.012cm" svg:y="9.542cm" svg:viewBox="0 0 14412 2065" draw:points="0,0 14412,0 14412,2065 0,2065">
          <text:p/>
        </draw:polygon>
        <draw:frame draw:style-name="gr2" draw:text-style-name="P3" draw:layer="layout" svg:width="12.744cm" svg:height="0.497cm" svg:x="0.882cm" svg:y="24.245cm">
          <draw:text-box>
            <text:p text:style-name="P2"><text:span text:style-name="T2">&lt;continue reading the </text:span><text:span text:style-name="T2">README for more info&gt;</text:span></text:p>
          </draw:text-box>
        </draw:frame>
        <draw:frame draw:style-name="gr2" draw:text-style-name="P3" draw:layer="layout" svg:width="3.262cm" svg:height="0.497cm" svg:x="17.674cm" svg:y="9.779cm">
          <draw:text-box>
            <text:p text:style-name="P2"><text:span text:style-name="T2">«interface»</text:span></text:p>
          </draw:text-box>
        </draw:frame>
        <draw:line draw:style-name="gr3" draw:text-style-name="P4" draw:layer="layout" svg:x1="12.029cm" svg:y1="10.769cm" svg:x2="26.423cm" svg:y2="10.769cm">
          <text:p/>
        </draw:line>
        <draw:frame draw:style-name="gr2" draw:text-style-name="P3" draw:layer="layout" svg:width="12.744cm" svg:height="0.497cm" svg:x="12.841cm" svg:y="10.26cm">
          <draw:text-box>
            <text:p text:style-name="P2"><text:span text:style-name="T1">edu.ou.cs2334.pro</text:span><text:span text:style-name="T1">ject5.interfaces:</text:span><text:span text:style-name="T1">:Openable</text:span></text:p>
          </draw:text-box>
        </draw:frame>
        <draw:polygon draw:style-name="gr5" draw:text-style-name="P1" draw:layer="layout" svg:width="8.413cm" svg:height="2.416cm" svg:x="27.887cm" svg:y="5.309cm" svg:viewBox="0 0 8414 2417" draw:points="0,353 5680,353 5680,0 8414,0 8414,600 7056,600 7056,2417 0,2417">
          <text:p/>
        </draw:polygon>
        <draw:polygon draw:style-name="gr6" draw:text-style-name="P5" draw:layer="layout" svg:width="2.734cm" svg:height="0.6cm" svg:x="33.566cm" svg:y="5.309cm" svg:viewBox="0 0 2735 601" draw:points="0,0 2735,0 2735,601 0,601">
          <text:p/>
        </draw:polygon>
        <draw:polyline draw:style-name="gr7" draw:text-style-name="P4" draw:layer="layout" svg:width="7.055cm" svg:height="2.063cm" svg:x="27.887cm" svg:y="5.662cm" svg:viewBox="0 0 7056 2064" draw:points="5680,0 0,0 0,2064 7056,2064 7056,247">
          <text:p/>
        </draw:polyline>
        <draw:frame draw:style-name="gr2" draw:text-style-name="P3" draw:layer="layout" svg:width="6.521cm" svg:height="0.497cm" svg:x="12.171cm" svg:y="10.918cm">
          <draw:text-box>
            <text:p text:style-name="P2"><text:span text:style-name="T2">~open(file: File): void</text:span></text:p>
          </draw:text-box>
        </draw:frame>
        <draw:frame draw:style-name="gr2" draw:text-style-name="P3" draw:layer="layout" svg:width="2.373cm" svg:height="0.497cm" svg:x="33.902cm" svg:y="5.488cm">
          <draw:text-box>
            <text:p text:style-name="P2"><text:span text:style-name="T2">T: Event</text:span></text:p>
          </draw:text-box>
        </draw:frame>
        <draw:frame draw:style-name="gr2" draw:text-style-name="P3" draw:layer="layout" svg:width="3.262cm" svg:height="0.497cm" svg:x="29.739cm" svg:y="6.145cm">
          <draw:text-box>
            <text:p text:style-name="P2"><text:span text:style-name="T2">«interface»</text:span></text:p>
          </draw:text-box>
        </draw:frame>
        <draw:line draw:style-name="gr7" draw:text-style-name="P4" draw:layer="layout" svg:x1="27.904cm" svg:y1="7.135cm" svg:x2="34.907cm" svg:y2="7.135cm">
          <text:p/>
        </draw:line>
        <draw:frame draw:style-name="gr2" draw:text-style-name="P3" draw:layer="layout" svg:width="3.558cm" svg:height="0.497cm" svg:x="29.598cm" svg:y="6.627cm">
          <draw:text-box>
            <text:p text:style-name="P2"><text:span text:style-name="T1">EventHandler</text:span></text:p>
          </draw:text-box>
        </draw:frame>
        <draw:polygon draw:style-name="gr1" draw:text-style-name="P1" draw:layer="layout" svg:width="16.528cm" svg:height="3.122cm" svg:x="10.953cm" svg:y="0.723cm" svg:viewBox="0 0 16529 3123" draw:points="0,0 16529,0 16529,3123 0,3123">
          <text:p/>
        </draw:polygon>
        <draw:frame draw:style-name="gr2" draw:text-style-name="P3" draw:layer="layout" svg:width="6.818cm" svg:height="0.497cm" svg:x="28.046cm" svg:y="7.284cm">
          <draw:text-box>
            <text:p text:style-name="P2"><text:span text:style-name="T2">+handle(event: T): void</text:span></text:p>
          </draw:text-box>
        </draw:frame>
        <draw:line draw:style-name="gr3" draw:text-style-name="P4" draw:layer="layout" svg:x1="10.971cm" svg:y1="1.468cm" svg:x2="27.481cm" svg:y2="1.468cm">
          <text:p/>
        </draw:line>
        <draw:frame draw:style-name="gr2" draw:text-style-name="P3" draw:layer="layout" svg:width="15.411cm" svg:height="0.497cm" svg:x="11.889cm" svg:y="0.959cm">
          <draw:text-box>
            <text:p text:style-name="P2"><text:span text:style-name="T3">edu.ou.cs2334.project5.hand</text:span><text:span text:style-name="T3">lers::AbstractBaseHandler</text:span></text:p>
          </draw:text-box>
        </draw:frame>
        <draw:frame draw:style-name="gr2" draw:text-style-name="P3" draw:layer="layout" svg:width="4.447cm" svg:height="0.497cm" svg:x="11.113cm" svg:y="1.617cm">
          <draw:text-box>
            <text:p text:style-name="P2"><text:span text:style-name="T2">#window: Window</text:span></text:p>
          </draw:text-box>
        </draw:frame>
        <draw:line draw:style-name="gr3" draw:text-style-name="P4" draw:layer="layout" svg:x1="10.971cm" svg:y1="2.607cm" svg:x2="27.481cm" svg:y2="2.607cm">
          <text:p/>
        </draw:line>
        <draw:frame draw:style-name="gr2" draw:text-style-name="P3" draw:layer="layout" svg:width="7.114cm" svg:height="0.497cm" svg:x="11.113cm" svg:y="2.098cm">
          <draw:text-box>
            <text:p text:style-name="P2"><text:span text:style-name="T2">#fileChooser: FileChooser</text:span></text:p>
          </draw:text-box>
        </draw:frame>
        <draw:frame draw:style-name="gr2" draw:text-style-name="P3" draw:layer="layout" svg:width="10.67cm" svg:height="0.497cm" svg:x="11.113cm" svg:y="2.756cm">
          <draw:text-box>
            <text:p text:style-name="P2"><text:span text:style-name="T2">#AbstractBaseHandler(window: Window,</text:span></text:p>
          </draw:text-box>
        </draw:frame>
        <draw:polygon draw:style-name="gr1" draw:text-style-name="P1" draw:layer="layout" svg:width="14.411cm" svg:height="3.475cm" svg:x="12.012cm" svg:y="4.956cm" svg:viewBox="0 0 14412 3476" draw:points="0,0 14412,0 14412,3476 0,3476">
          <text:p/>
        </draw:polygon>
        <draw:frame draw:style-name="gr2" draw:text-style-name="P3" draw:layer="layout" svg:width="13.337cm" svg:height="0.497cm" svg:x="11.113cm" svg:y="3.237cm">
          <draw:text-box>
            <text:p text:style-name="P2"><text:span text:style-name="T2"><text:s text:c="21"/></text:span><text:span text:style-name="T2">fileChooser: </text:span><text:span text:style-name="T2">FileChooser)</text:span></text:p>
          </draw:text-box>
        </draw:frame>
        <draw:line draw:style-name="gr3" draw:text-style-name="P4" draw:layer="layout" svg:x1="12.029cm" svg:y1="5.702cm" svg:x2="26.423cm" svg:y2="5.702cm">
          <text:p/>
        </draw:line>
        <draw:frame draw:style-name="gr2" draw:text-style-name="P3" draw:layer="layout" svg:width="13.041cm" svg:height="0.497cm" svg:x="13.018cm" svg:y="5.193cm">
          <draw:text-box>
            <text:p text:style-name="P2"><text:span text:style-name="T1">edu.ou.cs2334.project5.handlers::OpenHandler</text:span></text:p>
          </draw:text-box>
        </draw:frame>
        <draw:line draw:style-name="gr3" draw:text-style-name="P4" draw:layer="layout" svg:x1="12.029cm" svg:y1="6.359cm" svg:x2="26.423cm" svg:y2="6.359cm">
          <text:p/>
        </draw:line>
        <draw:frame draw:style-name="gr2" draw:text-style-name="P3" draw:layer="layout" svg:width="5.04cm" svg:height="0.497cm" svg:x="12.171cm" svg:y="5.85cm">
          <draw:text-box>
            <text:p text:style-name="P2"><text:span text:style-name="T2">-opener: </text:span><text:span text:style-name="T2">Openable</text:span></text:p>
          </draw:text-box>
        </draw:frame>
        <draw:frame draw:style-name="gr2" draw:text-style-name="P3" draw:layer="layout" svg:width="8.299cm" svg:height="0.497cm" svg:x="12.171cm" svg:y="6.508cm">
          <draw:text-box>
            <text:p text:style-name="P2"><text:span text:style-name="T2">+OpenHandler(window: </text:span><text:span text:style-name="T2">Window,</text:span></text:p>
          </draw:text-box>
        </draw:frame>
        <draw:frame draw:style-name="gr2" draw:text-style-name="P3" draw:layer="layout" svg:width="10.966cm" svg:height="0.497cm" svg:x="12.171cm" svg:y="6.989cm">
          <draw:text-box>
            <text:p text:style-name="P2"><text:span text:style-name="T2"><text:s text:c="13"/></text:span><text:span text:style-name="T2">fileChooser: </text:span><text:span text:style-name="T2">FileChooser,</text:span></text:p>
          </draw:text-box>
        </draw:frame>
        <draw:frame draw:style-name="gr2" draw:text-style-name="P3" draw:layer="layout" svg:width="8.892cm" svg:height="0.497cm" svg:x="12.171cm" svg:y="7.47cm">
          <draw:text-box>
            <text:p text:style-name="P2"><text:span text:style-name="T2"><text:s text:c="9"/></text:span><text:span text:style-name="T2"><text:s text:c="4"/></text:span><text:span text:style-name="T2">opener: </text:span><text:span text:style-name="T2">Openable</text:span><text:span text:style-name="T2">)</text:span></text:p>
          </draw:text-box>
        </draw:frame>
        <draw:line draw:style-name="gr3" draw:text-style-name="P4" draw:layer="layout" svg:x1="61.365cm" svg:y1="31.062cm" svg:x2="58.578cm" svg:y2="31.062cm">
          <text:p/>
        </draw:line>
        <draw:polygon draw:style-name="gr1" draw:text-style-name="P1" draw:layer="layout" svg:width="0.397cm" svg:height="0.459cm" svg:x="60.986cm" svg:y="30.832cm" svg:viewBox="0 0 398 460" draw:points="0,0 398,231 0,460">
          <text:p/>
        </draw:polygon>
        <draw:line draw:style-name="gr3" draw:text-style-name="P4" draw:layer="layout" svg:x1="79.745cm" svg:y1="16.28cm" svg:x2="79.745cm" svg:y2="20.478cm">
          <text:p/>
        </draw:line>
        <draw:polygon draw:style-name="gr1" draw:text-style-name="P1" draw:layer="layout" svg:width="0.458cm" svg:height="0.776cm" svg:x="79.516cm" svg:y="16.263cm" svg:viewBox="0 0 459 777" draw:points="0,397 229,0 459,397 229,777">
          <text:p/>
        </draw:polygon>
        <draw:line draw:style-name="gr3" draw:text-style-name="P4" draw:layer="layout" svg:x1="35.648cm" svg:y1="8.872cm" svg:x2="35.648cm" svg:y2="9.542cm">
          <text:p/>
        </draw:line>
        <draw:polygon draw:style-name="gr1" draw:text-style-name="P1" draw:layer="layout" svg:width="0.459cm" svg:height="0.397cm" svg:x="35.418cm" svg:y="8.854cm" svg:viewBox="0 0 460 398" draw:points="0,398 231,0 460,398">
          <text:p/>
        </draw:polygon>
        <draw:line draw:style-name="gr8" draw:text-style-name="P4" draw:layer="layout" svg:x1="27.569cm" svg:y1="14.128cm" svg:x2="35.648cm" svg:y2="14.128cm">
          <text:p/>
        </draw:line>
        <draw:line draw:style-name="gr8" draw:text-style-name="P4" draw:layer="layout" svg:x1="35.648cm" svg:y1="14.128cm" svg:x2="35.648cm" svg:y2="12.717cm">
          <text:p/>
        </draw:line>
        <draw:polyline draw:style-name="gr3" draw:text-style-name="P4" draw:layer="layout" svg:width="0.398cm" svg:height="0.459cm" svg:x="27.551cm" svg:y="13.899cm" svg:viewBox="0 0 399 460" draw:points="399,460 0,230 399,0">
          <text:p/>
        </draw:polyline>
        <draw:line draw:style-name="gr3" draw:text-style-name="P4" draw:layer="layout" svg:x1="62.131cm" svg:y1="19.798cm" svg:x2="62.813cm" svg:y2="20.479cm">
          <text:p/>
        </draw:line>
        <draw:polygon draw:style-name="gr1" draw:text-style-name="P1" draw:layer="layout" svg:width="0.443cm" svg:height="0.443cm" svg:x="62.118cm" svg:y="19.785cm" svg:viewBox="0 0 444 444" draw:points="119,444 0,0 444,119">
          <text:p/>
        </draw:polygon>
        <draw:line draw:style-name="gr3" draw:text-style-name="P4" draw:layer="layout" svg:x1="59.613cm" svg:y1="19.798cm" svg:x2="58.931cm" svg:y2="20.479cm">
          <text:p/>
        </draw:line>
        <draw:polygon draw:style-name="gr1" draw:text-style-name="P1" draw:layer="layout" svg:width="0.443cm" svg:height="0.443cm" svg:x="59.181cm" svg:y="19.785cm" svg:viewBox="0 0 444 444" draw:points="0,119 444,0 324,444">
          <text:p/>
        </draw:polygon>
        <draw:line draw:style-name="gr3" draw:text-style-name="P4" draw:layer="layout" svg:x1="63.129cm" svg:y1="18.362cm" svg:x2="58.578cm" svg:y2="18.362cm">
          <text:p/>
        </draw:line>
        <draw:polyline draw:style-name="gr3" draw:text-style-name="P4" draw:layer="layout" svg:width="0.398cm" svg:height="0.459cm" svg:x="62.749cm" svg:y="18.132cm" svg:viewBox="0 0 399 460" draw:points="0,0 399,230 0,460">
          <text:p/>
        </draw:polyline>
        <draw:line draw:style-name="gr3" draw:text-style-name="P4" draw:layer="layout" svg:x1="63.129cm" svg:y1="24.006cm" svg:x2="58.578cm" svg:y2="24.006cm">
          <text:p/>
        </draw:line>
        <draw:polyline draw:style-name="gr3" draw:text-style-name="P4" draw:layer="layout" svg:width="0.398cm" svg:height="0.458cm" svg:x="62.749cm" svg:y="23.777cm" svg:viewBox="0 0 399 459" draw:points="0,0 399,229 0,459">
          <text:p/>
        </draw:polyline>
        <draw:line draw:style-name="gr3" draw:text-style-name="P4" draw:layer="layout" svg:x1="59.672cm" svg:y1="21.184cm" svg:x2="62.106cm" svg:y2="21.184cm">
          <text:p/>
        </draw:line>
        <draw:polygon draw:style-name="gr1" draw:text-style-name="P1" draw:layer="layout" svg:width="0.777cm" svg:height="0.458cm" svg:x="59.654cm" svg:y="20.955cm" svg:viewBox="0 0 778 459" draw:points="397,459 0,229 397,0 778,229">
          <text:p/>
        </draw:polygon>
        <draw:line draw:style-name="gr3" draw:text-style-name="P4" draw:layer="layout" svg:x1="18.75cm" svg:y1="31.414cm" svg:x2="21.537cm" svg:y2="31.414cm">
          <text:p/>
        </draw:line>
        <draw:polygon draw:style-name="gr1" draw:text-style-name="P1" draw:layer="layout" svg:width="0.397cm" svg:height="0.459cm" svg:x="18.732cm" svg:y="31.185cm" svg:viewBox="0 0 398 460" draw:points="398,460 0,230 398,0">
          <text:p/>
        </draw:polygon>
        <draw:line draw:style-name="gr3" draw:text-style-name="P4" draw:layer="layout" svg:x1="35.648cm" svg:y1="15.927cm" svg:x2="35.648cm" svg:y2="18.362cm">
          <text:p/>
        </draw:line>
        <draw:polygon draw:style-name="gr1" draw:text-style-name="P1" draw:layer="layout" svg:width="0.459cm" svg:height="0.397cm" svg:x="35.418cm" svg:y="15.91cm" svg:viewBox="0 0 460 398" draw:points="0,398 231,0 460,398">
          <text:p/>
        </draw:polygon>
        <draw:line draw:style-name="gr3" draw:text-style-name="P4" draw:layer="layout" svg:x1="50.464cm" svg:y1="21.925cm" svg:x2="50.464cm" svg:y2="23.3cm">
          <text:p/>
        </draw:line>
        <draw:polygon draw:style-name="gr1" draw:text-style-name="P1" draw:layer="layout" svg:width="0.459cm" svg:height="0.397cm" svg:x="50.235cm" svg:y="21.907cm" svg:viewBox="0 0 460 398" draw:points="0,398 229,0 460,398">
          <text:p/>
        </draw:polygon>
        <draw:line draw:style-name="gr3" draw:text-style-name="P4" draw:layer="layout" svg:x1="50.464cm" svg:y1="20.443cm" svg:x2="50.464cm" svg:y2="19.067cm">
          <text:p/>
        </draw:line>
        <draw:polygon draw:style-name="gr1" draw:text-style-name="P1" draw:layer="layout" svg:width="0.459cm" svg:height="0.398cm" svg:x="50.235cm" svg:y="20.063cm" svg:viewBox="0 0 460 399" draw:points="460,0 229,399 0,0">
          <text:p/>
        </draw:polygon>
        <draw:line draw:style-name="gr3" draw:text-style-name="P4" draw:layer="layout" svg:x1="42.315cm" svg:y1="18.714cm" svg:x2="37.764cm" svg:y2="18.714cm">
          <text:p/>
        </draw:line>
        <draw:polyline draw:style-name="gr3" draw:text-style-name="P4" draw:layer="layout" svg:width="0.397cm" svg:height="0.459cm" svg:x="41.936cm" svg:y="18.485cm" svg:viewBox="0 0 398 460" draw:points="0,0 398,230 0,460">
          <text:p/>
        </draw:polyline>
        <draw:line draw:style-name="gr3" draw:text-style-name="P4" draw:layer="layout" svg:x1="42.315cm" svg:y1="23.653cm" svg:x2="37.764cm" svg:y2="23.653cm">
          <text:p/>
        </draw:line>
        <draw:polyline draw:style-name="gr3" draw:text-style-name="P4" draw:layer="layout" svg:width="0.397cm" svg:height="0.459cm" svg:x="41.936cm" svg:y="23.424cm" svg:viewBox="0 0 398 460" draw:points="0,0 398,230 0,460">
          <text:p/>
        </draw:polyline>
        <draw:line draw:style-name="gr3" draw:text-style-name="P4" draw:layer="layout" svg:x1="37.8cm" svg:y1="31.414cm" svg:x2="42.35cm" svg:y2="31.414cm">
          <text:p/>
        </draw:line>
        <draw:polygon draw:style-name="gr1" draw:text-style-name="P1" draw:layer="layout" svg:width="0.777cm" svg:height="0.459cm" svg:x="37.782cm" svg:y="31.185cm" svg:viewBox="0 0 778 460" draw:points="397,460 0,230 397,0 778,230">
          <text:p/>
        </draw:polygon>
        <draw:line draw:style-name="gr3" draw:text-style-name="P4" draw:layer="layout" svg:x1="29.65cm" svg:y1="25.382cm" svg:x2="29.65cm" svg:y2="24.006cm">
          <text:p/>
        </draw:line>
        <draw:polyline draw:style-name="gr3" draw:text-style-name="P4" draw:layer="layout" svg:width="0.459cm" svg:height="0.398cm" svg:x="29.421cm" svg:y="25.002cm" svg:viewBox="0 0 460 399" draw:points="460,0 230,399 0,0">
          <text:p/>
        </draw:polyline>
        <draw:line draw:style-name="gr3" draw:text-style-name="P4" draw:layer="layout" svg:x1="29.65cm" svg:y1="18.326cm" svg:x2="29.65cm" svg:y2="15.187cm">
          <text:p/>
        </draw:line>
        <draw:line draw:style-name="gr3" draw:text-style-name="P4" draw:layer="layout" svg:x1="29.65cm" svg:y1="15.187cm" svg:x2="27.534cm" svg:y2="15.187cm">
          <text:p/>
        </draw:line>
        <draw:polyline draw:style-name="gr3" draw:text-style-name="P4" draw:layer="layout" svg:width="0.459cm" svg:height="0.397cm" svg:x="29.421cm" svg:y="17.947cm" svg:viewBox="0 0 460 398" draw:points="460,0 230,398 0,0">
          <text:p/>
        </draw:polyline>
        <draw:line draw:style-name="gr3" draw:text-style-name="P4" draw:layer="layout" svg:x1="8.837cm" svg:y1="18.326cm" svg:x2="8.837cm" svg:y2="15.187cm">
          <text:p/>
        </draw:line>
        <draw:line draw:style-name="gr3" draw:text-style-name="P4" draw:layer="layout" svg:x1="8.837cm" svg:y1="15.187cm" svg:x2="10.953cm" svg:y2="15.187cm">
          <text:p/>
        </draw:line>
        <draw:polyline draw:style-name="gr3" draw:text-style-name="P4" draw:layer="layout" svg:width="0.459cm" svg:height="0.397cm" svg:x="8.607cm" svg:y="17.947cm" svg:viewBox="0 0 460 398" draw:points="460,0 230,398 0,0">
          <text:p/>
        </draw:polyline>
        <draw:line draw:style-name="gr3" draw:text-style-name="P4" draw:layer="layout" svg:x1="8.837cm" svg:y1="25.1cm" svg:x2="8.837cm" svg:y2="26.475cm">
          <text:p/>
        </draw:line>
        <draw:polygon draw:style-name="gr1" draw:text-style-name="P1" draw:layer="layout" svg:width="0.459cm" svg:height="0.777cm" svg:x="8.607cm" svg:y="25.082cm" svg:viewBox="0 0 460 778" draw:points="0,398 230,0 460,398 230,778">
          <text:p/>
        </draw:polygon>
        <draw:line draw:style-name="gr8" draw:text-style-name="P4" draw:layer="layout" svg:x1="19.067cm" svg:y1="11.694cm" svg:x2="19.067cm" svg:y2="12.717cm">
          <text:p/>
        </draw:line>
        <draw:polygon draw:style-name="gr1" draw:text-style-name="P1" draw:layer="layout" svg:width="0.458cm" svg:height="0.398cm" svg:x="18.838cm" svg:y="11.676cm" svg:viewBox="0 0 459 399" draw:points="0,399 230,0 459,399">
          <text:p/>
        </draw:polygon>
        <draw:line draw:style-name="gr3" draw:text-style-name="P4" draw:layer="layout" svg:x1="19.067cm" svg:y1="9.507cm" svg:x2="19.067cm" svg:y2="8.484cm">
          <text:p/>
        </draw:line>
        <draw:polyline draw:style-name="gr3" draw:text-style-name="P4" draw:layer="layout" svg:width="0.458cm" svg:height="0.398cm" svg:x="18.838cm" svg:y="9.127cm" svg:viewBox="0 0 459 399" draw:points="459,0 230,399 0,0">
          <text:p/>
        </draw:polyline>
        <draw:line draw:style-name="gr8" draw:text-style-name="P4" draw:layer="layout" svg:x1="27.851cm" svg:y1="6.72cm" svg:x2="26.475cm" svg:y2="6.72cm">
          <text:p/>
        </draw:line>
        <draw:polygon draw:style-name="gr1" draw:text-style-name="P1" draw:layer="layout" svg:width="0.397cm" svg:height="0.458cm" svg:x="27.472cm" svg:y="6.491cm" svg:viewBox="0 0 398 459" draw:points="0,0 398,230 0,459">
          <text:p/>
        </draw:polygon>
        <draw:line draw:style-name="gr3" draw:text-style-name="P4" draw:layer="layout" svg:x1="19.067cm" svg:y1="3.933cm" svg:x2="19.067cm" svg:y2="4.956cm">
          <text:p/>
        </draw:line>
        <draw:polygon draw:style-name="gr1" draw:text-style-name="P1" draw:layer="layout" svg:width="0.458cm" svg:height="0.398cm" svg:x="18.838cm" svg:y="3.915cm" svg:viewBox="0 0 459 399" draw:points="0,399 230,0 459,399">
          <text:p/>
        </draw:polygon>
        <draw:frame draw:style-name="gr2" draw:text-style-name="P3" draw:layer="layout" svg:width="9.781cm" svg:height="0.497cm" svg:x="12.171cm" svg:y="7.952cm">
          <draw:text-box>
            <text:p text:style-name="P2"><text:span text:style-name="T2">+handle(event: ActionEvent): void</text:span></text:p>
          </draw:text-box>
        </draw:frame>
        <draw:path draw:style-name="gr9" draw:text-style-name="P6" draw:layer="layout" svg:width="11.716cm" svg:height="4.264cm" draw:transform="rotate (-0.164410015537866) translate (3.03488465304038cm 25.7826677961195cm)" svg:viewBox="0 0 11717 4265" svg:d="M0 5c873-31 1756 73 2593 321 718 214 1448 471 2081 907 729 502 1443 1023 2376 1179 633 106 1123 605 1687 900 635 332 1353 465 2041 663l459 174 377 116 103-17">
          <text:p/>
        </draw:path>
        <draw:path draw:style-name="gr9" draw:text-style-name="P6" draw:layer="layout" svg:width="13.944cm" svg:height="2.009cm" draw:transform="skewX (6.64697428379158E-017) rotate (-2.81992847244724) translate (16.5103162097448cm 27.412497514747cm)" svg:viewBox="0 0 13945 2010" svg:d="M0 2010c1281-44 2557-212 3837-246 782-20 1532-312 2310-346 634-29 1268 58 1897 0 661-61 1314-28 1963-201 648-174 1304-298 1952-502 505-160 1056-206 1506-503l424-156 56-56">
          <text:p/>
        </draw:path>
        <draw:path draw:style-name="gr9" draw:text-style-name="P6" draw:layer="layout" svg:width="10.335cm" svg:height="8.924cm" svg:x="3.034cm" svg:y="17.286cm" svg:viewBox="0 0 10336 8925" svg:d="M0 0c121 617 708 882 1093 1305 553 608 1172 1154 1800 1694 589 506 1173 1019 1799 1481 538 397 1028 860 1587 1235 597 400 1226 775 1729 1305 409 431 902 782 1411 1094l388 282 388 282 141 247">
          <text:p/>
        </draw:path>
        <draw:path draw:style-name="gr9" draw:text-style-name="P6" draw:layer="layout" svg:width="11.852cm" svg:height="8.078cm" svg:x="2.787cm" svg:y="17.674cm" svg:viewBox="0 0 11853 8079" svg:d="M11853 0c-884 312-1783 670-2505 1270-777 645-1716 971-2610 1376-530 240-1010 556-1482 882-609 420-1211 861-1869 1199-736 378-1132 1047-1694 1588-429 413-906 758-1305 1199l-353 353-35 212">
          <text:p/>
        </draw:path>
        <draw:path draw:style-name="gr9" draw:text-style-name="P6" draw:layer="layout" svg:width="15.072cm" svg:height="2.001cm" draw:transform="rotate (-0.196349540849362) translate (43.215cm 28.575cm)" svg:viewBox="0 0 15073 2002" svg:d="M0 0c865 79 1816-129 2699 183 467 165 962 172 1451 251 605 96 1208 164 1813 250 651 92 1324 165 1923 445 606 284 1182-157 1771-137 480 17 925 168 1412 223 563 64 1125 58 1666 244 462 160 913 360 1391 479l428-13 402 28 117 49">
          <text:p/>
        </draw:path>
        <draw:path draw:style-name="gr9" draw:text-style-name="P6" draw:layer="layout" svg:width="16.474cm" svg:height="4.727cm" svg:x="42.58cm" svg:y="28.504cm" svg:viewBox="0 0 16475 4728" svg:d="M16475 0c-1329 471-2667 918-3987 1412-433 162-852 353-1305 458-459 107-913 158-1376 212-591 69-1086 510-1693 494-617-16-1171 283-1729 494-451 171-886 387-1376 423-493 37-959 223-1446 282-370 45-721 209-1094 212-524 4-963 171-1446 247l-353 106-423 211-247 177">
          <text:p/>
        </draw:path>
        <draw:path draw:style-name="gr9" draw:text-style-name="P6" draw:layer="layout" svg:width="13.052cm" svg:height="8.995cm" svg:x="23.671cm" svg:y="24.518cm" svg:viewBox="0 0 13053 8996" svg:d="M0 0c448 523 1058 873 1694 1129 615 247 1150 642 1693 1023 653 459 1356 535 1975 1164 486 494 1323 440 1905 812 688 439 1355 805 2011 1305 404 307 473 652 953 917 474 261 846 571 1234 988 454 489 530 1179 1165 1481l423 177">
          <text:p/>
        </draw:path>
        <draw:path draw:style-name="gr9" draw:text-style-name="P6" draw:layer="layout" svg:width="14.286cm" svg:height="5.127cm" draw:transform="skewX (-5.08495165065088E-017) rotate (-2.82272099925043) translate (37.3085019187673cm 29.352187434588cm)" svg:viewBox="0 0 14287 5128" svg:d="M0 5128c498 10 911-322 1405-317 611 7 1066-393 1661-529 684-156 1279-629 2005-675 653-41 1261-323 1884-529 601-199 1184-428 1829-474 552-39 1102-168 1616-395 539-238 1086-442 1616-730 483-263 869-619 1380-807l401-314 356-292 134-66">
          <text:p/>
        </draw:path>
        <draw:path draw:style-name="gr9" draw:text-style-name="P6" draw:layer="layout" svg:width="14.764cm" svg:height="2.345cm" draw:transform="rotate (-0.383448836663154) translate (64.6945357058955cm 20.1932232290957cm)" svg:viewBox="0 0 14765 2346" svg:d="M0 2343c513 34 999-228 1506-227 521 1 1010-180 1519-194 550-16 1089-3 1624-123 406-91 791-112 1172-206 477-119 954-158 1441-201 517-46 1006-124 1532-162 413-30 808-168 1219-187 447-22 821-256 1283-214 538 49 1006-251 1492-450 424-174 839-174 1257-278l621-61 99-40">
          <text:p/>
        </draw:path>
        <draw:path draw:style-name="gr9" draw:text-style-name="P6" draw:layer="layout" svg:width="15.033cm" svg:height="0.903cm" draw:transform="rotate (-2.89829375586178) translate (79.093cm 22.507cm)" svg:viewBox="0 0 15034 904" svg:d="M0 0c681 96 1383 23 2054 219 661 194 1363 95 2045 108 515 10 1034 3 1540 91 602 104 1166 100 1763 220 376 76 780-50 1147 66 485 155 986 234 1480 186 539-52 1066-162 1600-149 633 17 1256-16 1900-36 412-13 811 39 1206-28l299-181">
          <text:p/>
        </draw:path>
        <draw:path draw:style-name="gr9" draw:text-style-name="P6" draw:layer="layout" svg:width="15.203cm" svg:height="3.103cm" svg:x="64.347cm" svg:y="19.791cm" svg:viewBox="0 0 15204 3104" svg:d="M0 0c394 211 820 45 1234 176 614 194 1242 297 1905 353 634 54 1250 218 1870 353 416 91 782 32 1235 211 490 193 950 368 1482 388 611 23 1197 219 1799 318 497 81 987 204 1481 317 499 114 980 297 1482 389 492 90 961 224 1446 317 392 75 780 175 1165 282h105">
          <text:p/>
        </draw:path>
        <draw:path draw:style-name="gr9" draw:text-style-name="P6" draw:layer="layout" svg:width="12.019cm" svg:height="4.314cm" draw:transform="skewX (7.18216332431007E-017) rotate (-2.59949338792035) translate (77.893cm 19.544cm)" svg:viewBox="0 0 12020 4315" svg:d="M0 0c987 196 1918 573 2836 967 612 262 1258 449 1837 777 680 385 1428 554 2128 911 400 203 856 263 1283 402 611 199 1231 364 1862 462 566 88 1079 336 1584 584l369 139 121 73">
          <text:p/>
        </draw:path>
        <draw:path draw:style-name="gr9" draw:text-style-name="P6" draw:layer="layout" svg:width="12.346cm" svg:height="3.457cm" svg:x="65.864cm" svg:y="16.933cm" svg:viewBox="0 0 12347 3458" svg:d="M0 0c601 239 1286 219 1869 494 576 272 1122 442 1729 565 563 114 1074 216 1588 423 443 178 860 131 1270 317 452 206 921 310 1411 459 598 182 1124 425 1728 529 461 79 829 442 1306 459 445 15 864 172 1305 212h141">
          <text:p/>
        </draw:path>
        <draw:path draw:style-name="gr9" draw:text-style-name="P6" draw:layer="layout" svg:width="10.611cm" svg:height="0.886cm" draw:transform="rotate (-2.76006367910383) translate (74.648cm 17.039cm)" svg:viewBox="0 0 10612 887" svg:d="M0 0c987 144 1993 164 2974 357 594 117 1196 248 1808 231 539-16 1073 121 1611 153 507 29 1018 6 1513 112 647 139 1295-203 1946-18l458-5 302 6">
          <text:p/>
        </draw:path>
        <draw:path draw:style-name="gr9" draw:text-style-name="P6" draw:layer="layout" svg:width="14.018cm" svg:height="6.285cm" draw:transform="rotate (-0.785398163397448) translate (68.368cm 8.29000000000001cm)" svg:viewBox="0 0 14019 6286" svg:d="M0 6286c890-314 1762-714 2519-1272 602-443 1278-767 1946-1048 787-330 1629-487 2446-748 785-251 1424-768 2170-1073 681-278 1279-643 1994-847 535-153 1057-318 1572-574 442-219 849-462 1297-649l75-75">
          <text:p/>
        </draw:path>
        <draw:path draw:style-name="gr9" draw:text-style-name="P6" draw:layer="layout" svg:width="12.664cm" svg:height="5.079cm" svg:x="65.228cm" svg:y="12.453cm" svg:viewBox="0 0 12665 5080" svg:d="M12665 0c-779 307-1656 275-2399 670-581 309-1217 381-1799 706-789 441-1607 817-2434 1199-800 369-1649 578-2505 812-559 153-1160 299-1587 705-402 382-980 252-1306 706l-494 211-141 71">
          <text:p/>
        </draw:path>
        <draw:path draw:style-name="gr9" draw:text-style-name="P6" draw:layer="layout" svg:width="16.367cm" svg:height="2.716cm" svg:x="42.44cm" svg:y="19.897cm" svg:viewBox="0 0 16368 2717" svg:d="M0 0c430 16 850 120 1270 212 421 92 887 116 1234 423 287 254 695 299 1059 282 494-23 952 114 1446 71 432-38 871-6 1305 0 446 7 891 24 1341 35 433 10 843 139 1270 177 401 36 742 170 1129 211 431 46 839 236 1270 282 381 40 745 40 1129 106 423 72 790 125 1199 141 424 16 679 270 1129 247 378-19 725 225 1094 318l388 176 105 36">
          <text:p/>
        </draw:path>
        <draw:path draw:style-name="gr9" draw:text-style-name="P6" draw:layer="layout" svg:width="13.956cm" svg:height="1.789cm" draw:transform="rotate (-2.84907547095554) translate (57.5541610537545cm 19.9506633621354cm)" svg:viewBox="0 0 13957 1790" svg:d="M0 56c509-21 1018-56 1527-56 482 0 947 19 1443 102 471 80 950-52 1426-85 444-31 879 151 1321 140 424-11 846 57 1223 221 421 183 839 169 1270 308 405 131 835 171 1226 333 466 194 940 132 1412 204 423 64 845 139 1267 198 377 52 753 105 1112 224l338 101 392 44">
          <text:p/>
        </draw:path>
        <draw:path draw:style-name="gr9" draw:text-style-name="P6" draw:layer="layout" svg:width="14.261cm" svg:height="0.394cm" draw:transform="rotate (-0.465479311506888) translate (43.7068989094481cm 13.6935023867391cm)" svg:viewBox="0 0 14262 395" svg:d="M0 73c726-5 1409 325 2161 138 544-135 1113 52 1673 29 553-22 1091 108 1656 76 603-34 1208 101 1815 75 531-23 1067-46 1594-129 583-91 1163-3 1750-51 582-48 1172-33 1751-129 575-94 1157-7 1735-82l127 16">
          <text:p/>
        </draw:path>
        <draw:path draw:style-name="gr9" draw:text-style-name="P6" draw:layer="layout" svg:width="12.687cm" svg:height="2.662cm" draw:transform="rotate (-2.35270383168836) translate (55.844cm 12.947cm)" svg:viewBox="0 0 12688 2663" svg:d="M0 0c539 85 1113 56 1620 279 522 230 1098 266 1620 480 681 280 1413 305 2118 482 903 226 1746 605 2693 707 667 72 1294 411 1968 431 510 16 925 375 1447 255l673 28 549 1">
          <text:p/>
        </draw:path>
        <draw:path draw:style-name="gr9" draw:text-style-name="P6" draw:layer="layout" svg:width="13.535cm" svg:height="1.348cm" draw:transform="rotate (-0.376642052580376) translate (44.908cm 22.755cm)" svg:viewBox="0 0 13536 1349" svg:d="M0 0c735 16 1435 205 2181 237 686 30 1373 124 2057 21 539-81 1097-160 1638-79 659 100 1288 101 1924 263 710 181 1454 164 2174 317 666 141 1341 241 2010 381 488 102 1002 69 1486 209l66-26">
          <text:p/>
        </draw:path>
        <draw:path draw:style-name="gr9" draw:text-style-name="P6" draw:layer="layout" svg:width="13.44cm" svg:height="5.432cm" svg:x="44.485cm" svg:y="22.719cm" svg:viewBox="0 0 13441 5433" svg:d="M13441 0c-490 307-963 662-1517 847-656 219-1227 596-1835 917-775 409-1591 577-2363 1023-683 394-1300 826-2082 1059-547 163-1091 302-1622 494-499 180-1059 63-1517 317-429 238-791 276-1270 388-477 112-765 414-1235 318v70">
          <text:p/>
        </draw:path>
        <draw:path draw:style-name="gr9" draw:text-style-name="P6" draw:layer="layout" svg:width="13.298cm" svg:height="6.314cm" svg:x="22.684cm" svg:y="17.992cm" svg:viewBox="0 0 13299 6315" svg:d="M0 0c470 289 1026 322 1517 565 457 226 892 511 1411 599 466 79 938 174 1376 388 498 243 1051 353 1587 494 490 129 891 445 1305 706 499 314 1105 353 1588 776 412 360 1026 388 1517 635 635 320 1373 422 1799 1094l917 811 282 247">
          <text:p/>
        </draw:path>
        <draw:path draw:style-name="gr9" draw:text-style-name="P6" draw:layer="layout" svg:width="13.708cm" svg:height="0.881cm" draw:transform="rotate (-2.5546384261441) translate (35.3625354815421cm 17.7310917072604cm)" svg:viewBox="0 0 13709 882" svg:d="M0 153c578 63 1129-188 1703-139 486 42 951-27 1448-12 536 17 1053 51 1575 116 517 65 1033-23 1546-31 590-9 1175 100 1761 155 535 50 1064 147 1596 214 560 70 1101 240 1692 193 555-43 1112 96 1663 175l578-40 147 98">
          <text:p/>
        </draw:path>
        <draw:path draw:style-name="gr9" draw:text-style-name="P6" draw:layer="layout" svg:width="14.428cm" svg:height="5.467cm" svg:x="11.43cm" svg:y="12.1cm" svg:viewBox="0 0 14429 5468" svg:d="M0 0c686 346 1438 455 2152 741 680 272 1414 381 2117 600 414 129 820 264 1235 388 643 193 1074 790 1658 1093 459 238 901 471 1446 529 540 58 1072 211 1588 388 547 188 1136 304 1622 635 433 295 919 489 1376 741l529 106 424 141 282 106">
          <text:p/>
        </draw:path>
        <draw:path draw:style-name="gr9" draw:text-style-name="P6" draw:layer="layout" svg:width="13.934cm" svg:height="5.573cm" svg:x="13.335cm" svg:y="11.888cm" svg:viewBox="0 0 13935 5574" svg:d="M13935 0c-589 492-1337 648-2046 847-560 157-1116 354-1693 423-540 65-981 316-1482 459-815 234-1586 608-2399 847-484 142-903 386-1376 564-524 198-1060 388-1517 706-428 297-923 338-1305 705-343 330-870 330-1235 635l-529 282-353 106">
          <text:p/>
        </draw:path>
        <draw:path draw:style-name="gr9" draw:text-style-name="P6" draw:layer="layout" svg:width="15.592cm" svg:height="11.922cm" svg:x="10.513cm" svg:y="0.494cm" svg:viewBox="0 0 15593 11923" svg:d="M0 0c494 197 794 639 1235 917 522 329 938 802 1376 1235 455 449 917 886 1411 1305 604 512 1243 991 1764 1587 559 640 1399 520 1940 1200 399 502 1078 655 1587 1058 537 426 1193 664 1800 988 509 271 982 581 1411 952 409 353 784 734 1199 1094 470 408 1151 378 1482 952l317 459 71 176">
          <text:p/>
        </draw:path>
        <draw:path draw:style-name="gr9" draw:text-style-name="P6" draw:layer="layout" svg:width="16.686cm" svg:height="11.887cm" svg:x="11.677cm" svg:y="1.129cm" svg:viewBox="0 0 16687 11888" svg:d="M16687 0c-566 210-1011 625-1447 1023-462 420-982 775-1517 1093-715 425-1393 908-2081 1376-573 390-1077 860-1799 1023-552 125-1129 211-1623 494-583 334-1210 621-1693 1094-454 445-983 786-1482 1164-491 371-1036 691-1411 1199-340 461-692 941-1200 1235-493 286-796 786-1270 1094l-423 388-423 388-318 317">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1" svg:font-family="Courier"/>
    <style:font-face style:name="Courier" svg:font-family="Courier"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22" draw:style="rect" draw:dots1="1" draw:dots1-length="0.282cm" draw:distance="0.17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7cm" fo:margin-bottom="1cm" fo:margin-left="0.7cm" fo:margin-right="1cm" fo:page-width="81.138cm" fo:page-height="33.51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5-07T14:29:35.323129902</dc:date>
    <meta:editing-duration>P1DT19H4M15S</meta:editing-duration>
    <meta:editing-cycles>2</meta:editing-cycles>
    <meta:generator>LibreOffice/6.4.7.2$Linux_X86_64 LibreOffice_project/40$Build-2</meta:generator>
    <meta:document-statistic meta:object-count="255"/>
  </office:meta>
</office:document-meta>
</file>